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10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11" style:family="text">
      <style:text-properties fo:font-size="14pt" fo:language="uk" fo:country="UA" style:font-size-asian="14pt"/>
    </style:style>
    <style:style style:name="T12" style:family="text">
      <style:text-properties fo:font-size="14pt" fo:language="uk" fo:country="UA" style:font-size-asian="14pt" style:font-style-complex="italic"/>
    </style:style>
    <style:style style:name="T13" style:family="text">
      <style:text-properties fo:font-size="14pt" fo:language="uk" fo:country="UA" fo:font-weight="bold" style:font-size-asian="14pt" style:font-weight-asian="bold"/>
    </style:style>
    <style:style style:name="T14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5" style:family="text">
      <style:text-properties fo:font-size="14pt" fo:language="uk" fo:country="UA" fo:font-weight="bold" style:font-size-asian="14pt" style:font-weight-asian="bold" style:font-weight-complex="bold"/>
    </style:style>
    <style:style style:name="T16" style:family="text">
      <style:text-properties fo:font-size="14pt" fo:language="uk" fo:country="UA" fo:font-style="normal" style:font-size-asian="14pt" style:font-style-asian="normal" style:font-style-complex="normal"/>
    </style:style>
    <style:style style:name="T17" style:family="text">
      <style:text-properties fo:font-size="14pt" fo:language="uk" fo:country="UA" fo:font-style="normal" style:font-size-asian="14pt" style:font-style-asian="normal" style:font-style-complex="italic"/>
    </style:style>
    <style:style style:name="T18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9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20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21" style:family="text">
      <style:text-properties fo:font-size="14pt" fo:language="uk" fo:country="UA" fo:font-style="normal" fo:font-weight="normal" style:font-size-asian="14pt" style:font-style-asian="normal" style:font-weight-asian="normal" style:font-style-complex="italic" style:font-weight-complex="normal"/>
    </style:style>
    <style:style style:name="T22" style:family="text">
      <style:text-properties fo:font-size="14pt" fo:language="uk" fo:country="UA" fo:font-weight="normal" style:font-size-asian="14pt" style:font-weight-asian="normal" style:font-weight-complex="normal"/>
    </style:style>
    <style:style style:name="T23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24" style:family="text">
      <style:text-properties fo:font-size="14pt" fo:language="ru" fo:country="RU" style:font-size-asian="14pt"/>
    </style:style>
    <style:style style:name="T25" style:family="text">
      <style:text-properties fo:font-size="14pt" fo:language="ru" fo:country="RU" style:font-size-asian="14pt" style:font-style-complex="italic"/>
    </style:style>
    <style:style style:name="T26" style:family="text">
      <style:text-properties fo:font-size="14pt" fo:language="ru" fo:country="RU" fo:font-style="italic" style:font-size-asian="14pt" style:font-style-asian="italic"/>
    </style:style>
    <style:style style:name="T27" style:family="text">
      <style:text-properties fo:font-size="14pt" fo:language="ru" fo:country="RU" fo:font-style="italic" style:font-size-asian="14pt" style:font-style-asian="italic" style:font-style-complex="italic"/>
    </style:style>
    <style:style style:name="T28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29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30" style:family="text">
      <style:text-properties fo:font-size="14pt" style:font-size-asian="14pt"/>
    </style:style>
    <style:style style:name="T31" style:family="text">
      <style:text-properties fo:font-size="14pt" fo:language="en" fo:country="US" fo:font-style="italic" style:font-size-asian="14pt" style:font-style-asian="italic"/>
    </style:style>
    <style:style style:name="T32" style:family="text">
      <style:text-properties fo:font-size="14pt" fo:language="en" fo:country="US" fo:font-style="italic" style:font-size-asian="14pt" style:font-style-asian="italic" style:font-style-complex="italic"/>
    </style:style>
    <style:style style:name="T33" style:family="text">
      <style:text-properties fo:font-size="14pt" fo:language="en" fo:country="US" fo:font-style="normal" style:font-size-asian="14pt" style:font-style-asian="normal" style:font-style-complex="normal"/>
    </style:style>
    <style:style style:name="T34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35" style:family="text">
      <style:text-properties fo:text-transform="uppercase" fo:font-size="14pt" fo:language="uk" fo:country="UA" fo:font-weight="bold" style:font-size-asian="14pt" style:font-weight-asian="bold"/>
    </style:style>
    <style:style style:name="T36" style:family="text">
      <style:text-properties fo:text-transform="uppercase" fo:font-size="14pt" fo:language="uk" fo:country="UA" fo:font-weight="bold" style:font-size-asian="14pt" style:font-weight-asian="bold" style:font-style-complex="italic" style:font-weight-complex="bold"/>
    </style:style>
    <style:style style:name="T37" style:family="text">
      <style:text-properties fo:text-transform="uppercase" fo:font-size="14pt" fo:language="uk" fo:country="UA" fo:font-weight="bold" style:font-size-asian="14pt" style:font-weight-asian="bold" style:font-style-complex="italic" style:font-weight-complex="normal"/>
    </style:style>
    <style:style style:name="T38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39" style:family="text">
      <style:text-properties fo:text-transform="uppercase" fo:font-size="14pt" fo:language="uk" fo:country="UA" style:font-size-asian="14pt"/>
    </style:style>
    <style:style style:name="T40" style:family="text">
      <style:text-properties fo:text-transform="uppercase" fo:font-size="14pt" fo:language="uk" fo:country="UA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T41" style:family="text">
      <style:text-properties fo:text-transform="uppercase" fo:font-size="14pt" fo:language="ru" fo:country="RU" fo:font-weight="bold" style:font-size-asian="14pt" style:font-weight-asian="bold"/>
    </style:style>
    <style:style style:name="T42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43" style:family="text">
      <style:text-properties fo:text-transform="uppercase" fo:language="uk" fo:country="UA" fo:font-weight="bold" style:font-weight-asian="bold"/>
    </style:style>
    <style:style style:name="T4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45" style:family="text">
      <style:text-properties fo:text-transform="uppercase" fo:language="uk" fo:country="UA" fo:font-weight="bold" style:font-weight-asian="bold" style:font-weight-complex="bold"/>
    </style:style>
    <style:style style:name="T46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47" style:family="text">
      <style:text-properties fo:text-transform="uppercase" style:font-name="Times New Roman" fo:font-size="14pt" fo:language="uk" fo:country="UA" fo:font-weight="bold" style:font-size-asian="14pt" style:font-weight-asian="bold"/>
    </style:style>
    <style:style style:name="T48" style:family="text">
      <style:text-properties fo:text-transform="uppercase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49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50" style:family="text">
      <style:text-properties style:font-name="Times New Roman" fo:font-size="14pt" fo:language="uk" fo:country="UA" style:font-size-asian="14pt"/>
    </style:style>
    <style:style style:name="T51" style:family="text">
      <style:text-properties style:font-name="Times New Roman" fo:font-size="14pt" fo:language="uk" fo:country="UA" style:font-size-asian="14pt" style:font-style-complex="italic"/>
    </style:style>
    <style:style style:name="T52" style:family="text"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53" style:family="text"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T54" style:family="text">
      <style:text-properties style:font-name="Times New Roman" fo:font-size="14pt" fo:language="uk" fo:country="UA" fo:font-style="italic" style:font-size-asian="14pt" style:font-style-asian="italic"/>
    </style:style>
    <style:style style:name="T55" style:family="text">
      <style:text-properties style:font-name="Times New Roman" fo:font-size="14pt" fo:language="uk" fo:country="UA" fo:font-weight="normal" style:font-size-asian="14pt" style:font-weight-asian="normal" style:font-style-complex="italic" style:font-weight-complex="normal"/>
    </style:style>
    <style:style style:name="T56" style:family="text">
      <style:text-properties fo:font-variant="normal" fo:text-transform="none" fo:color="#000000" fo:letter-spacing="normal" fo:language="uk" fo:country="UA" fo:font-style="normal" fo:font-weight="normal" style:font-weight-asian="bold" style:font-style-complex="italic" style:font-weight-complex="bold"/>
    </style:style>
    <style:style style:name="T57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5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9" style:family="text">
      <style:text-properties fo:font-variant="normal" fo:text-transform="none" fo:color="#000000" style:font-name="Verdana" fo:font-size="14pt" fo:letter-spacing="normal" fo:language="uk" fo:country="UA" fo:font-style="normal" fo:font-weight="bold" style:font-size-asian="14pt" style:font-weight-asian="normal" style:font-style-complex="italic" style:font-weight-complex="normal"/>
    </style:style>
    <style:style style:name="T60" style:family="text">
      <style:text-properties fo:font-variant="normal" fo:text-transform="none" fo:color="#000000" style:font-name="Verdana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normal" style:font-style-complex="italic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weight-asian="normal" style:font-size-complex="14pt" style:font-style-complex="italic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9pt" fo:letter-spacing="normal" fo:font-style="normal" fo:font-weight="normal"/>
    </style:style>
    <style:style style:name="T6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8" style:family="text">
      <style:text-properties fo:font-variant="normal" fo:text-transform="none" fo:color="#000000" fo:font-size="9pt" fo:letter-spacing="normal" fo:font-style="normal" fo:font-weight="normal"/>
    </style:style>
    <style:style style:name="T69" style:family="text">
      <style:text-properties fo:font-variant="normal" fo:text-transform="none" fo:color="#1b75bc" style:font-name="Verdana" fo:font-size="9pt" fo:letter-spacing="normal" fo:font-style="normal" fo:font-weight="normal"/>
    </style:style>
    <style:style style:name="T70" style:family="text">
      <style:text-properties fo:font-variant="normal" fo:text-transform="none" fo:color="#1b75bc" fo:font-size="9pt" fo:letter-spacing="normal" fo:font-style="normal" fo:font-weight="normal"/>
    </style:style>
    <style:style style:name="T71" style:family="text">
      <style:text-properties fo:font-variant="normal" fo:text-transform="none" fo:color="#1b75bc" style:font-name="Times New Roman" fo:font-size="9pt" fo:letter-spacing="normal" fo:font-style="normal" fo:font-weight="normal"/>
    </style:style>
    <style:style style:name="T72" style:family="text">
      <style:text-properties fo:font-variant="normal" fo:text-transform="none" fo:color="#1b75bc" style:font-name="Times New Roman" fo:letter-spacing="normal" fo:font-style="normal" fo:font-weight="normal"/>
    </style:style>
    <style:style style:name="T73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008000" style:font-name="Verdana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75" style:family="text">
      <style:text-properties fo:font-variant="normal" fo:text-transform="none" fo:color="#008000" style:font-name="Verdana" fo:font-size="14pt" fo:letter-spacing="normal" fo:language="uk" fo:country="UA" fo:font-style="italic" fo:font-weight="normal" style:font-size-asian="14pt" style:font-weight-asian="normal" style:font-style-complex="italic" style:font-weight-complex="normal"/>
    </style:style>
    <style:style style:name="T76" style:family="text">
      <style:text-properties fo:font-variant="normal" fo:text-transform="none" fo:color="#008000" style:font-name="Times New Roman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77" style:family="text">
      <style:text-properties fo:font-variant="normal" fo:text-transform="none" fo:color="#008000" style:font-name="Times New Roman" fo:font-size="14pt" fo:letter-spacing="normal" fo:language="uk" fo:country="UA" fo:font-style="normal" fo:font-weight="normal" style:font-size-asian="14pt" style:font-weight-asian="normal" style:font-size-complex="14pt" style:font-style-complex="italic" style:font-weight-complex="normal"/>
    </style:style>
    <style:style style:name="T78" style:family="text">
      <style:text-properties fo:font-variant="normal" fo:text-transform="none" fo:color="#008000" style:font-name="Times New Roman" fo:font-size="14pt" fo:letter-spacing="normal" fo:language="uk" fo:country="UA" fo:font-style="italic" fo:font-weight="normal" style:font-size-asian="14pt" style:font-weight-asian="normal" style:font-style-complex="italic" style:font-weight-complex="normal"/>
    </style:style>
    <style:style style:name="T79" style:family="text">
      <style:text-properties fo:font-variant="normal" fo:text-transform="none" fo:color="#008000" style:font-name="Times New Roman" fo:font-size="14pt" fo:letter-spacing="normal" fo:language="uk" fo:country="UA" fo:font-style="italic" fo:font-weight="normal" style:font-size-asian="14pt" style:font-weight-asian="normal" style:font-size-complex="14pt" style:font-style-complex="italic" style:font-weight-complex="normal"/>
    </style:style>
    <style:style style:name="T80" style:family="text">
      <style:text-properties fo:language="uk" fo:country="UA"/>
    </style:style>
    <style:style style:name="T81" style:family="text">
      <style:text-properties fo:language="uk" fo:country="UA" fo:font-style="italic" style:font-style-asian="italic"/>
    </style:style>
    <style:style style:name="T82" style:family="text">
      <style:text-properties fo:language="uk" fo:country="UA" fo:font-style="italic" style:font-style-asian="italic" style:font-style-complex="italic"/>
    </style:style>
    <style:style style:name="T83" style:family="text">
      <style:text-properties fo:language="uk" fo:country="UA" fo:font-style="italic" fo:font-weight="bold" style:font-style-asian="italic" style:font-weight-asian="bold"/>
    </style:style>
    <style:style style:name="T84" style:family="text">
      <style:text-properties fo:language="uk" fo:country="UA" fo:font-weight="bold" style:font-weight-asian="bold"/>
    </style:style>
    <style:style style:name="T85" style:family="text">
      <style:text-properties fo:language="uk" fo:country="UA" fo:font-weight="bold" style:font-weight-asian="bold" style:font-style-complex="italic" style:font-weight-complex="bold"/>
    </style:style>
    <style:style style:name="T86" style:family="text">
      <style:text-properties fo:language="uk" fo:country="UA" style:font-style-complex="italic"/>
    </style:style>
    <style:style style:name="T87" style:family="text">
      <style:text-properties fo:language="uk" fo:country="UA" fo:font-weight="normal" style:font-weight-asian="normal" style:font-style-complex="italic" style:font-weight-complex="normal"/>
    </style:style>
    <style:style style:name="T88" style:family="text">
      <style:text-properties fo:language="uk" fo:country="UA" fo:font-weight="normal" style:font-weight-asian="normal" style:font-weight-complex="normal"/>
    </style:style>
    <style:style style:name="T89" style:family="text">
      <style:text-properties fo:language="ru" fo:country="RU" fo:font-style="italic" style:font-style-asian="italic"/>
    </style:style>
    <style:style style:name="T90" style:family="text">
      <style:text-properties fo:language="en" fo:country="US" fo:font-style="italic" style:font-style-asian="italic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style:text-position="super 58%" fo:language="uk" fo:country="UA"/>
    </style:style>
    <style:style style:name="T93" style:family="text">
      <style:text-properties style:text-position="super 58%" style:font-name="Times New Roman" fo:language="uk" fo:country="UA" style:font-style-complex="italic"/>
    </style:style>
    <style:style style:name="T94" style:family="text">
      <style:text-properties style:text-position="super 58%" fo:font-size="14pt" fo:language="uk" fo:country="UA" fo:font-weight="normal" style:font-size-asian="14pt" style:font-weight-asian="normal" style:font-style-complex="italic" style:font-weight-complex="normal"/>
    </style:style>
    <style:style style:name="T95" style:family="text">
      <style:text-properties style:font-name="Times New Roman" fo:font-size="14pt" fo:language="uk" fo:country="UA" style:font-size-asian="14pt" style:font-size-complex="14pt"/>
    </style:style>
    <style:style style:name="T96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97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98" style:family="text">
      <style:text-properties fo:font-style="italic"/>
    </style:style>
    <style:style style:name="T99" style:family="text">
      <style:text-properties fo:color="#008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3">БасамА</text:span><text:span text:style-name="T44"></text:span><text:span text:style-name="T43">нити</text:span><text:span text:style-name="T80">, -ню, -ниш, дієсл., </text:span><text:span text:style-name="T81">недок., перех., інд.-авт.</text:span><text:span text:style-name="T89">,</text:span><text:span text:style-name="T81"> </text:span><text:span text:style-name="T90">[1].</text:span><text:span text:style-name="T84"> </text:span><text:span text:style-name="T88">Похідне від </text:span><text:span text:style-name="T45">БасамА</text:span><text:span text:style-name="T44"></text:span><text:span text:style-name="T45">н,</text:span><text:span text:style-name="T91"> у, ч., розм. Смуга на тілі від удару. (СУМ-1:109);</text:span></text:p>
      <text:p text:style-name="P6"><text:span text:style-name="T81">Гойдається вечора зламана віть,/ і синню тяжкою в осінній пожежі/ мій дух </text:span><text:span text:style-name="T83">басаманить.</text:span><text:span text:style-name="T84"> </text:span><text:span text:style-name="T80">(П-1:27).</text:span></text:p>
      <text:p text:style-name="P6"><text:span text:style-name="T43">БІ</text:span><text:span text:style-name="T44"></text:span><text:span text:style-name="T43">ЛЬ-</text:span><text:span text:style-name="T45">ЖАДА</text:span><text:span text:style-name="T44"></text:span><text:span text:style-name="T80">, -и</text:span><text:span text:style-name="T44"></text:span><text:span text:style-name="T80">, </text:span><text:span text:style-name="T81">ім., ж., інд.-авт., </text:span><text:span text:style-name="T90">[</text:span><text:span text:style-name="T81">9</text:span><text:span text:style-name="T90">]</text:span><text:span text:style-name="T81">.</text:span><text:span text:style-name="T82"> </text:span><text:span text:style-name="T86">Похідне від </text:span><text:span text:style-name="T97">БІЛЬ</text:span><text:span text:style-name="T93">1</text:span><text:span text:style-name="T85">,</text:span><text:span text:style-name="T87"> бо</text:span><text:span text:style-name="T85"></text:span><text:span text:style-name="T87">лю, ч. Відчуття фізичного страждання; в</text:span><text:span text:style-name="T56">ідчуття прикрості, образи, смутку. </text:span><text:span text:style-name="T87">(СУМ-1:186);</text:span><text:span text:style-name="T86"> і </text:span><text:span text:style-name="T85">ЖАДА,</text:span><text:span text:style-name="T87"> и</text:span><text:span text:style-name="T85"></text:span><text:span text:style-name="T87">, ж., діал. </text:span><text:span text:style-name="T85">ЖАГА</text:span><text:span text:style-name="T87">, и</text:span><text:span text:style-name="T85"></text:span><text:span text:style-name="T87">, ч. 1. Велике бажання пити; спрага. 2. перен. Велике, нестримне бажання чого-небудь. (СУМ-2:500); (у 1, 2 знач.). (СУМ-2:501).</text:span></text:p>
      <text:p text:style-name="P6"><text:span text:style-name="T57">Рі</text:span><text:span text:style-name="T42"></text:span><text:span text:style-name="T81">чки</text:span><text:span text:style-name="T81"> те</text:span><text:span text:style-name="T81">пла ковбаня,/ літеплена вода./ Ось тобі, сну – смеркання,/ спогад твій – </text:span><text:span text:style-name="T83">біль-жада</text:span><text:span text:style-name="T81">.</text:span><text:span text:style-name="T80"> (П-2:28).</text:span></text:p>
      <text:p text:style-name="P10"><text:span text:style-name="T43">Біль-самотА</text:span><text:span text:style-name="T80">, -и</text:span><text:span text:style-name="T43"></text:span><text:span text:style-name="T80">, </text:span><text:span text:style-name="T81">ім., ж., інд.-авт., </text:span><text:span text:style-name="T90">[</text:span><text:span text:style-name="T81">9</text:span><text:span text:style-name="T90">]</text:span><text:span text:style-name="T81">.</text:span><text:span text:style-name="T82"> </text:span><text:span text:style-name="T86">Похідне від </text:span><text:span text:style-name="T85">БІЛЬ</text:span><text:span text:style-name="T92">1</text:span><text:span text:style-name="T85">,</text:span><text:span text:style-name="T87"> бо</text:span><text:span text:style-name="T85"></text:span><text:span text:style-name="T87">лю, ч. Відчуття фізичного страждання; в</text:span><text:span text:style-name="T56">ідчуття прикрості, образи, смутку. </text:span><text:span text:style-name="T87">(СУМ-1:186);</text:span><text:span text:style-name="T86"> і </text:span><text:span text:style-name="T44">самотА</text:span><text:span text:style-name="T85">, </text:span><text:span text:style-name="T87">-и</text:span><text:span text:style-name="T46"></text:span><text:span text:style-name="T87">, ж. 1. Стан за знач. </text:span><text:span text:style-name="T85">самі</text:span><text:span text:style-name="T44"></text:span><text:span text:style-name="T85">тни</text:span><text:span text:style-name="T44"></text:span><text:span text:style-name="T85">й, само</text:span><text:span text:style-name="T44"></text:span><text:span text:style-name="T85">тній; </text:span><text:span text:style-name="T87">самотність. Гостре відчуття відокремленості, ізольованості від кого-, чого-небудь. (СУМ-9:47)</text:span><text:span text:style-name="T86">.</text:span></text:p>
      <text:p text:style-name="P6"><text:span text:style-name="T81">…і вже ти, як цятка, і вже над пітьмою/ спалахуєш зойками </text:span><text:span text:style-name="T83">біль-самоти</text:span><text:span text:style-name="T81">.</text:span><text:span text:style-name="T80"> (П-2:18).</text:span></text:p>
      <text:p text:style-name="P1"><text:span text:style-name="T49">Вичамрілий</text:span><text:span text:style-name="T95">, -а, -е, </text:span><text:span text:style-name="T96">інд.-авт.,</text:span><text:span text:style-name="T1"> [1].</text:span><text:span text:style-name="T2"> </text:span><text:span text:style-name="T11">Дієпр. пас. мин. ч. до </text:span><text:span text:style-name="T15">ви</text:span><text:span text:style-name="T38"></text:span><text:span text:style-name="T15">чамріти </text:span><text:span text:style-name="T22">(не представлено у СУМ);</text:span></text:p>
      <text:p text:style-name="P1"><text:span text:style-name="T1">…оце Дніпро, це жайвірна – Софія,/ а це Ярила </text:span><text:span text:style-name="T5">вичамрілий</text:span><text:span text:style-name="T1"> яр.</text:span><text:span text:style-name="T11"> (П-2:195).</text:span></text:p>
      <text:p text:style-name="P1"><text:span text:style-name="T35">ВсебезО</text:span><text:span text:style-name="T38"></text:span><text:span text:style-name="T35">дня</text:span><text:span text:style-name="T11">, -і, </text:span><text:span text:style-name="T1">ім., ж., інд.-авт., </text:span><text:span text:style-name="T31">[9а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БЕЗО</text:span><text:span text:style-name="T38"></text:span><text:span text:style-name="T14">ДНЯ,</text:span><text:span text:style-name="T23"> і, ж. Глибоке провалля; прірва; перев. чого або яка. Безмежний простір, безмірна глибина. (СУМ-1:136)</text:span><text:span text:style-name="T12">.</text:span></text:p>
      <text:p text:style-name="P1"><text:soft-page-break/><text:span text:style-name="T1">Земля посовгнулась. Пливе/ розщілиною </text:span><text:span text:style-name="T5">всебезодні</text:span><text:span text:style-name="T11">. (П-1:185).</text:span></text:p>
      <text:p text:style-name="P1"><text:span text:style-name="T35">ВсебЕ</text:span><text:span text:style-name="T38"></text:span><text:span text:style-name="T35">зрух</text:span><text:span text:style-name="T11">, -у, </text:span><text:span text:style-name="T1">ім., ч., інд.-авт., </text:span><text:span text:style-name="T31">[8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</text:span><text:span text:style-name="T14">БЕЗ,</text:span><text:span text:style-name="T23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;</text:span><text:span text:style-name="T12"> і </text:span><text:span text:style-name="T14">РУХ, </text:span><text:span text:style-name="T23">у, ч. 1. філос. Спосіб існування матерії, який полягає в безперервній зміні всього існуючого і виявляється в безпосередній єдності перервності і неперервності простору і часу. (СУМ-8:914)</text:span></text:p>
      <text:p text:style-name="P1"><text:span text:style-name="T1">У штольнях ночей вертикальних/ іде схарапуджене дляння/ </text:span><text:span text:style-name="T5">всебезруху</text:span><text:span text:style-name="T1">…</text:span><text:span text:style-name="T11"> (П-1:87).</text:span></text:p>
      <text:p text:style-name="P1"><text:span text:style-name="T35">ВсебІ</text:span><text:span text:style-name="T38"></text:span><text:span text:style-name="T35">дий</text:span><text:span text:style-name="T11">, -а, -е, </text:span><text:span text:style-name="T2">прикм., інд.-авт.</text:span><text:span text:style-name="T1">, </text:span><text:span text:style-name="T31">[</text:span><text:span text:style-name="T1">15а</text:span><text:span text:style-name="T31">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БІ</text:span><text:span text:style-name="T38"></text:span><text:span text:style-name="T14">ДНИЙ, </text:span><text:span text:style-name="T23">а, е. 6. Який викликає співчуття; нещасний, бідолашний. (СУМ-1:177).</text:span></text:p>
      <text:p text:style-name="P1"><text:span text:style-name="T1">Тож – в неба провалля в бездоння, бездолий/ нагірний, невірний, западистий рай,/ </text:span><text:span text:style-name="T5">всебідий</text:span><text:span text:style-name="T1">, всегнівний, всещедрий, всекволий./ А що під крилом твоїм? Кара – карай.</text:span><text:span text:style-name="T11"> (П-1:98).</text:span></text:p>
      <text:p text:style-name="P1"><text:span text:style-name="T35">Всевельмóжний</text:span><text:span text:style-name="T11"> (</text:span><text:span text:style-name="T15">усевельмо</text:span><text:span text:style-name="T11"></text:span><text:span text:style-name="T15">жний</text:span><text:span text:style-name="T11">), -а, -е, </text:span><text:span text:style-name="T2">прикм., </text:span><text:span text:style-name="T1">інд.-авт., </text:span><text:span text:style-name="T31">[8]</text:span><text:span text:style-name="T1">.</text:span><text:span text:style-name="T2"> </text:span><text:span text:style-name="T12">Похідне </text:span><text:soft-page-break/><text:span text:style-name="T12">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ВЕЛЬМО</text:span><text:span text:style-name="T38"></text:span><text:span text:style-name="T14">ЖНИЙ,</text:span><text:span text:style-name="T12"> а, е, заст. 1. Родовитий, знатний, багатий, який має значну владу у знач. ім. </text:span><text:span text:style-name="T14">вельмо</text:span><text:span text:style-name="T38"></text:span><text:span text:style-name="T14">жний,</text:span><text:span text:style-name="T12"> ного, ч.; </text:span><text:span text:style-name="T14">вельмо</text:span><text:span text:style-name="T38"></text:span><text:span text:style-name="T14">жна,</text:span><text:span text:style-name="T12"> ної, ж. (СУМ-1:324).</text:span></text:p>
      <text:p text:style-name="P1"><text:span text:style-name="T1">Розкоше світу, йми мене в полон,/ адже і ти така, як я, порожня./ Тож полони мене, </text:span><text:span text:style-name="T5">усевельможна</text:span><text:span text:style-name="T1">,/ дай перейти з тобою Рубікон</text:span><text:span text:style-name="T11">. (П-1:88).</text:span></text:p>
      <text:p text:style-name="P1"><text:span text:style-name="T35">ВсевідрА</text:span><text:span text:style-name="T38"></text:span><text:span text:style-name="T35">да</text:span><text:span text:style-name="T15">,</text:span><text:span text:style-name="T11"> -и, </text:span><text:span text:style-name="T1">ім., інд.-авт., [</text:span><text:span text:style-name="T31">9а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ДРА</text:span><text:span text:style-name="T38"></text:span><text:span text:style-name="T14">ДА, </text:span><text:span text:style-name="T12">и, ж. Те, що заспокоює, сповнює радістю; втіха, задоволення. (СУМ-1:626).</text:span></text:p>
      <text:p text:style-name="P1"><text:span text:style-name="T1">Треба щедро – серцем одним, устами/ ледь розпуклими – розпелюстити втіхи гін,/ </text:span><text:span text:style-name="T5">всевідради</text:span><text:span text:style-name="T1">! Сонце бо йде – за нами.</text:span><text:span text:style-name="T11"> (П-1:106); </text:span><text:span text:style-name="T1">Снують думок рої,/ котрим немає ради/ (смертельні перепади!),/ а сонце </text:span><text:span text:style-name="T5">всевідради</text:span><text:span text:style-name="T1">/ всеглядно постає.</text:span><text:span text:style-name="T11"> (П-1:179).</text:span></text:p>
      <text:p text:style-name="P1"><text:span text:style-name="T35">Всевіки</text:span><text:span text:style-name="T11"> (</text:span><text:span text:style-name="T15">всеві</text:span><text:span text:style-name="T38"></text:span><text:span text:style-name="T11">к)</text:span><text:span text:style-name="T15">,</text:span><text:span text:style-name="T11"> </text:span><text:span text:style-name="T1">присл., інд.-авт., [</text:span><text:span text:style-name="T31">8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К, </text:span><text:span text:style-name="T12">у, ч. 4. </text:span><text:soft-page-break/><text:span text:style-name="T12">розм. Надзвичайно довгий час; вічність. (СУМ-1:671).</text:span></text:p>
      <text:p text:style-name="P1"><text:span text:style-name="T1">Задосить. Приостань. Упився гроз?/ Від правіків на </text:span><text:span text:style-name="T5">всевіки</text:span><text:span text:style-name="T1"> упився?</text:span><text:span text:style-name="T11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5">всевік</text:span><text:span text:style-name="T1">.</text:span><text:span text:style-name="T11"> (П-2:19).</text:span></text:p>
      <text:p text:style-name="P1"><text:span text:style-name="T35">ВсевІ</text:span><text:span text:style-name="T38"></text:span><text:span text:style-name="T35">кна</text:span><text:span text:style-name="T15">,</text:span><text:span text:style-name="T11"> всеві</text:span><text:span text:style-name="T38"></text:span><text:span text:style-name="T11">кон, </text:span><text:span text:style-name="T1">ім., мн., інд.-авт., [</text:span><text:span text:style-name="T31">8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КНО</text:span><text:span text:style-name="T38"></text:span><text:span text:style-name="T14">, </text:span><text:span text:style-name="T12">а, с. Отвір для світла й повітря в стіні приміщення (хати, вагона тощо), куди вставлена рама з шибками. (СУМ-1:671).</text:span></text:p>
      <text:p text:style-name="P1"><text:span text:style-name="T1">Заплакані вікна. </text:span><text:span text:style-name="T5">Всевікна</text:span><text:span text:style-name="T1"> твої./ Готуйся до злету. Кінець животінню. (П-1:98).</text:span></text:p>
      <text:p text:style-name="P1"><text:span text:style-name="T35">Всегíн</text:span><text:span text:style-name="T15">,</text:span><text:span text:style-name="T11"> -гóну, </text:span><text:span text:style-name="T1">ім., ч., інд.-авт., </text:span><text:span text:style-name="T31">[8]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ін </text:span><text:span text:style-name="T23">(не подано у СУМ)</text:span><text:span text:style-name="T12">.</text:span></text:p>
      <text:p text:style-name="P1"><text:span text:style-name="T1">Ця дорога вседороги/ всенезустрічі – </text:span><text:span text:style-name="T5">всегону</text:span><text:span text:style-name="T1">./ Позирай із заквагону/ за сузір’ям Козерога. (П-1:67).</text:span></text:p>
      <text:p text:style-name="P7"><text:span text:style-name="T47">Всеглядно</text:span><text:span text:style-name="T53">,</text:span><text:span text:style-name="T50"> </text:span><text:span text:style-name="T54">присл., інд.-авт., [1].</text:span><text:span text:style-name="T54"> </text:span><text:span text:style-name="T51">Похідне від </text:span><text:span text:style-name="T52">всегля</text:span><text:span text:style-name="T48"></text:span><text:span text:style-name="T52">дний </text:span><text:span text:style-name="T55">(не подано у СУМ)</text:span><text:span text:style-name="T51">.</text:span></text:p>
      <text:p text:style-name="P1"><text:span text:style-name="T1">Снують думок рої,/ котрим немає ради/ (смертельні перепади!),/ а сонце всевідради/ </text:span><text:span text:style-name="T5">всеглядно</text:span><text:span text:style-name="T1"> постає. (П-1:179).</text:span></text:p>
      <text:p text:style-name="P1"><text:span text:style-name="T35">ВсегнІвний</text:span><text:span text:style-name="T15">,</text:span><text:span text:style-name="T11"> -а, -е, </text:span><text:span text:style-name="T2">прикм., </text:span><text:span text:style-name="T1">інд.-авт., </text:span><text:span text:style-name="T31">[1б] або [9а]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</text:span><text:soft-page-break/><text:span text:style-name="T23">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НІ</text:span><text:span text:style-name="T36"></text:span><text:span text:style-name="T14">ВНИЙ, </text:span><text:span text:style-name="T23">а, е. Який перебуває в стані нервового збудження, гніву. Який виражає гнів, перейнятий гніном. (СУМ-2:94)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5">всегнівний</text:span><text:span text:style-name="T1">, всещедрий, всекволий./ А що під крилом твоїм? Кара – карай. (П-1:98).</text:span></text:p>
      <text:p text:style-name="P1"><text:span text:style-name="T35">ВсеголОдний</text:span><text:span text:style-name="T11">, -а, -е, </text:span><text:span text:style-name="T2">прикм., </text:span><text:span text:style-name="T1">інд.-авт., </text:span><text:span text:style-name="T31">[1б] або [9а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ОЛО</text:span><text:span text:style-name="T36"></text:span><text:span text:style-name="T14">ДНИЙ</text:span><text:span text:style-name="T23">, а, е. 1. Який відчуває голод (у 1 знач.). Який виражає голод. (СУМ-2:114).</text:span></text:p>
      <text:p text:style-name="P1"><text:span text:style-name="T1">Народжені мої бажання,/ усенестерпні, </text:span><text:span text:style-name="T5">всеголодні</text:span><text:span text:style-name="T1">,/ такі вітри зняли довкола,/ що все несеться шкереберть. (П-2:195)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35">ВседобрО</text:span><text:span text:style-name="T36"></text:span><text:span text:style-name="T15">,</text:span><text:span text:style-name="T11"> -а</text:span><text:span text:style-name="T36"></text:span><text:span text:style-name="T11">, </text:span><text:span text:style-name="T1">ім., с., інд.-авт., [9а].</text:span><text:span text:style-name="T2">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</text:span><text:soft-page-break/><text:span text:style-name="T21">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БРО</text:span><text:span text:style-name="T36"></text:span><text:span text:style-name="T14">, </text:span><text:span text:style-name="T23">а</text:span><text:span text:style-name="T36"></text:span><text:span text:style-name="T23">, с. 1. Усе позитивне в житті людей, що відповідає їх інтересам, бажанням, мріям; благо; протилежне </text:span><text:span text:style-name="T10">лихо, зло</text:span><text:span text:style-name="T20">. Добра, корисна справа, вчинок і т. ін. (СУМ-2:323)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5">вседобро</text:span><text:span text:style-name="T1">. (П-2:83).</text:span></text:p>
      <text:p text:style-name="P1"><text:span text:style-name="T35">Вседорóга</text:span><text:span text:style-name="T15">,</text:span><text:span text:style-name="T11"> -и, </text:span><text:span text:style-name="T1">ім., ж., 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РОГА, </text:span><text:span text:style-name="T12">и, ж. 1. Смуга землі, по якій їздять і ходять. 3. Перебування в русі (йдучи або їдучи куди-небудь). (СУМ-2:378-379).</text:span></text:p>
      <text:p text:style-name="P1"><text:span text:style-name="T1">Ця дорога </text:span><text:span text:style-name="T5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5">вседорога</text:span><text:span text:style-name="T1">./ Дорога до Бога – ламка і витка. (П-1:98).</text:span></text:p>
      <text:p text:style-name="P1"><text:span text:style-name="T35">Вседорогий</text:span><text:span text:style-name="T11">, -а, -е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РОГИ</text:span><text:span text:style-name="T36"></text:span><text:span text:style-name="T14">Й, </text:span><text:span text:style-name="T23">а, е; вищ. ст. </text:span><text:span text:style-name="T14">доро</text:span><text:span text:style-name="T36"></text:span><text:span text:style-name="T14">жчий</text:span><text:span text:style-name="T23">. 2. перен. Який високо ціниться, оберігається, яким дорожать. (СУМ-2:379).</text:span></text:p>
      <text:p text:style-name="P1"><text:span text:style-name="T1">Земля – хитлива і плавка – </text:span><text:span text:style-name="T5">вседорога</text:span><text:span text:style-name="T1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5">вседорогий, вседорогий</text:span><text:span text:style-name="T1">. (П-2:184).</text:span></text:p>
      <text:p text:style-name="P1"><text:span text:style-name="T35">ВсезАдума</text:span><text:span text:style-name="T11">, -и, </text:span><text:span text:style-name="T1">ім., ж., інд.-авт., [8]. </text:span><text:span text:style-name="T21">Похідне від </text:span><text:span text:style-name="T19">ВСЕ... (УСЕ...). </text:span><text:span text:style-name="T21">Перша </text:span><text:soft-page-break/><text:span text:style-name="T21">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ЗАДУМА, </text:span><text:span text:style-name="T23">и, ж. Стан того, хто заглибився в думки, роздуми. (СУМ-3:116).</text:span></text:p>
      <text:p text:style-name="P1"><text:span text:style-name="T1">Пірни/ у </text:span><text:span text:style-name="T5">всезадуму</text:span><text:span text:style-name="T1"> і збавляй безчасся. (П-1:178).</text:span></text:p>
      <text:p text:style-name="P1"><text:span text:style-name="T35">ВсеквО</text:span><text:span text:style-name="T40"></text:span><text:span text:style-name="T35">лий</text:span><text:span text:style-name="T11">, -а, -е, </text:span><text:span text:style-name="T2">прикм., </text:span><text:span text:style-name="T1">інд.-авт., [9а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КВОЛИЙ, </text:span><text:span text:style-name="T23">а, е. 1. Який має не міцну будову тіла, фізично нерозвинутий; тендітний. Який утратив силу через хворобу, втому тощо; слабий, безсилий, немічний. (СУМ-4:137)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5">всекволий</text:span><text:span text:style-name="T1">./ А що під крилом твоїм? Кара – карай. (П-1:98).</text:span></text:p>
      <text:p text:style-name="P1"><text:span text:style-name="T35">ВсемежА</text:span><text:span text:style-name="T40"></text:span><text:span text:style-name="T11">,</text:span><text:span text:style-name="T13"> </text:span><text:span text:style-name="T11">-и, </text:span><text:span text:style-name="T1">ім., ж., 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МЕЖА</text:span><text:span text:style-name="T40"></text:span><text:span text:style-name="T14">, і</text:span><text:span text:style-name="T23">, ж. 1. Лінія поділу якої-небудь території; границя (у 1 знач.). (СУМ-4:666).</text:span></text:p>
      <text:p text:style-name="P1"><text:span text:style-name="T1">Ти ще – ось-ось. Допіру-но ступив/ за </text:span><text:span text:style-name="T5">всемежу</text:span><text:span text:style-name="T1">. (П-1:182).</text:span></text:p>
      <text:p text:style-name="P1"><text:soft-page-break/><text:span text:style-name="T35">Всемолодий</text:span><text:span text:style-name="T11">, -а</text:span><text:span text:style-name="T40"></text:span><text:span text:style-name="T11">,-е</text:span><text:span text:style-name="T40"></text:span><text:span text:style-name="T11">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МОЛОДИ</text:span><text:span text:style-name="T36"></text:span><text:span text:style-name="T14">Й, </text:span><text:span text:style-name="T23">рідко </text:span><text:span text:style-name="T14">МО</text:span><text:span text:style-name="T36"></text:span><text:span text:style-name="T14">ЛОД, </text:span><text:span text:style-name="T23">а</text:span><text:span text:style-name="T37"></text:span><text:span text:style-name="T23">, е</text:span><text:span text:style-name="T37"></text:span><text:span text:style-name="T23">, нар.-поет., а</text:span><text:span text:style-name="T37"></text:span><text:span text:style-name="T23">я, е</text:span><text:span text:style-name="T37"></text:span><text:span text:style-name="T23">є. 1. Який має небагато років, недосяг зрілого віку; юний. Нестарий. (СУМ-4:786).</text:span></text:p>
      <text:p text:style-name="P1"><text:span text:style-name="T1">Усесвіту пустеля/ небавом нас огорне,/ і мертва не воскресне/ </text:span><text:span text:style-name="T5">всемолода</text:span><text:span text:style-name="T1"> біда. (П-1:212); І, хилячи </text:span><text:span text:style-name="T5">всемолоде</text:span><text:span text:style-name="T1"> чоло,/ пройти під поглядом, немов під градом… (П-2:83).</text:span></text:p>
      <text:p text:style-name="P1"><text:span text:style-name="T35">ВсеначувА</text:span><text:span text:style-name="T40"></text:span><text:span text:style-name="T35">нний</text:span><text:span text:style-name="T11">, -а, -е, </text:span><text:span text:style-name="T2">прикм., </text:span><text:span text:style-name="T1">інд.-авт., [1б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АЧУВА</text:span><text:span text:style-name="T40"></text:span><text:span text:style-name="T14">ТИСЯ, </text:span><text:span text:style-name="T23">а</text:span><text:span text:style-name="T40"></text:span><text:span text:style-name="T23">юся, а</text:span><text:span text:style-name="T40"></text:span><text:span text:style-name="T23">єшся, недок. Чекати розплати, помсти. Чекати чого-небудь неприємного. (СУМ-5:238).</text:span></text:p>
      <text:p text:style-name="P1"><text:span text:style-name="T1">І торопкі </text:span><text:span text:style-name="T5">всеначуванні</text:span><text:span text:style-name="T1"> кроки,/ то лис блукає – із хвостом рудим. (П-2:156).</text:span></text:p>
      <text:p text:style-name="P1"><text:span text:style-name="T35">ВсенедочекА</text:span><text:span text:style-name="T40"></text:span><text:span text:style-name="T35">вшися</text:span><text:span text:style-name="T11">, </text:span><text:span text:style-name="T1">дієприсл., док., інд.-авт., [8], [4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 </text:span><text:span text:style-name="T14">ДОЧЕКА</text:span><text:span text:style-name="T40"></text:span><text:span text:style-name="T14">ТИСЯ, </text:span><text:span text:style-name="T23">а</text:span><text:span text:style-name="T40"></text:span><text:span text:style-name="T23">юся, а</text:span><text:span text:style-name="T40"></text:span><text:span text:style-name="T23">єшся, док. Пробути, прожити до </text:span><text:soft-page-break/><text:span text:style-name="T23">того часу, поки настане, з'явиться очікуване; діждатися. (СУМ-2:399).</text:span></text:p>
      <text:p text:style-name="P1"><text:span text:style-name="T1">Ну й долечка! Прождати на життя - / і </text:span><text:span text:style-name="T5">всенедочекавшися</text:span><text:span text:style-name="T1"> – померти! (П-1:188).</text:span></text:p>
      <text:p text:style-name="P1"><text:span text:style-name="T35">ВсенеНАждА</text:span><text:span text:style-name="T40"></text:span><text:span text:style-name="T35">нний</text:span><text:span text:style-name="T11">, -а, -е, </text:span><text:span text:style-name="T2">прикм., </text:span><text:span text:style-name="T1">інд.-авт., [8], [4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 </text:span><text:span text:style-name="T14">ЖДА</text:span><text:span text:style-name="T40"></text:span><text:span text:style-name="T14">ТИ, </text:span><text:span text:style-name="T23">жду, ждеш, недок. 1. перех. Перебувати де-небудь, щоб побачити когось, зустрітися з кимось; чекати, очікувати. Довго, з нетерпінням очікувати кого-, що-небудь. 2. перех. і неперех. Надіятися на що-небудь, сподіватися чогось; чекати. (СУМ-2:516)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5">всененажданна</text:span><text:span text:style-name="T1">. (П-2:169).</text:span></text:p>
      <text:p text:style-name="P1"><text:span text:style-name="T35">Всенезустріч</text:span><text:span text:style-name="T11">, -і, </text:span><text:span text:style-name="T1">ім., ж., інд.-авт., [11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</text:span><text:span text:style-name="T14">ЗУ</text:span><text:span text:style-name="T36"></text:span><text:span text:style-name="T14">СТРІЧ, </text:span><text:span text:style-name="T23">і, ж., кого, чого, з ким — чим і без додатка. 1. Зближення з ким-, чим-небудь, хто (що) рухається навпроти. 2. Випадкове або наперед домовлене побачення з ким-небудь. (СУМ-3:733).</text:span></text:p>
      <text:p text:style-name="P1"><text:span text:style-name="T1">Ця дорога вседороги/ </text:span><text:span text:style-name="T5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5">всенезустріч</text:span><text:span text:style-name="T1">, всепрощання. (П-1:199).</text:span></text:p>
      <text:p text:style-name="P1"><text:soft-page-break/><text:span text:style-name="T35">Всенезустріч</text:span><text:span text:style-name="T39">-</text:span><text:span text:style-name="T35">всегíн</text:span><text:span text:style-name="T11">, -гону, </text:span><text:span text:style-name="T1">ім., ж., інд.-авт., [9]. </text:span><text:span text:style-name="T12">Похідне від </text:span><text:span text:style-name="T14">всенезу</text:span><text:span text:style-name="T36"></text:span><text:span text:style-name="T14">стріч</text:span><text:span text:style-name="T12"> і </text:span><text:span text:style-name="T14">всегі</text:span><text:span text:style-name="T36"></text:span><text:span text:style-name="T14">н</text:span><text:span text:style-name="T12">.</text:span></text:p>
      <text:p text:style-name="P1"><text:span text:style-name="T1">Ця дорога вседороги,/ </text:span><text:span text:style-name="T5">всенезустрічі-всегону</text:span><text:span text:style-name="T1">,/ позирай із зак-вагону/ за сузір’ям Козерога. (П-1:118).</text:span></text:p>
      <text:p text:style-name="P1"><text:span text:style-name="T35">ВсенепІзнаний</text:span><text:span text:style-name="T11">, -а, -е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ЕПІ</text:span><text:span text:style-name="T36"></text:span><text:span text:style-name="T14">ЗНАНИЙ, </text:span><text:span text:style-name="T23">а, е. Якого ще не пізнали, не вивчили. (СУМ-5:355).</text:span></text:p>
      <text:p text:style-name="P1"><text:span text:style-name="T1">…попелясті зозулі/ вістили роки: жий однині/ на </text:span><text:span text:style-name="T5">всенепізнаній</text:span><text:span text:style-name="T1"> землі. (П-1:128).</text:span></text:p>
      <text:p text:style-name="P1"><text:span text:style-name="T35">ВсенепогАсний</text:span><text:span text:style-name="T11">, -а, -е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 </text:span><text:span text:style-name="T14">НЕПОГА</text:span><text:span text:style-name="T36"></text:span><text:span text:style-name="T14">СНИЙ, </text:span><text:span text:style-name="T23">а, е. 1. Який не гасне, якого не можна погасити; невгасимий. 2. перен. Який з часом не втрачає, своєї сили; неослабний. (СУМ-5:357).</text:span></text:p>
      <text:p text:style-name="P1"><text:span text:style-name="T1">оце світіння полохких світань/ світів жертовних, що мене запалює/ </text:span><text:span text:style-name="T5">всенепогасним</text:span><text:span text:style-name="T1"> і ламким, як крига,/ огнем співучих надторосів – криг. (П-1:80).</text:span></text:p>
      <text:p text:style-name="P1"><text:span text:style-name="T35">ВсенепокОра</text:span><text:span text:style-name="T11">, -и, </text:span><text:span text:style-name="T1">ім., ж., інд.-авт., [8]. </text:span><text:span text:style-name="T12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</text:span><text:soft-page-break/><text:span text:style-name="T21">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ЕПОКОРА,</text:span><text:span text:style-name="T23"> и, ж. Небажання або відмова підкорятися кому-небудь, слухатися когось і т. ін. (СУМ-5:360)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5">всенепокора</text:span><text:span text:style-name="T1">,/ стою на кладці. Дозираю дна. (П-1:151).</text:span></text:p>
      <text:p text:style-name="P1"><text:span text:style-name="T35">ВсенищІ</text:span><text:span text:style-name="T36"></text:span><text:span text:style-name="T35">вність</text:span><text:span text:style-name="T11">, -ності, </text:span><text:span text:style-name="T1">ім., ж., інд.-авт., [1]. </text:span><text:span text:style-name="T12">Похідне від </text:span><text:span text:style-name="T14">всенищівний </text:span><text:span text:style-name="T23">(не подано у СУМ)</text:span><text:span text:style-name="T12">.</text:span></text:p>
      <text:p text:style-name="P1"><text:span text:style-name="T1">І ти збагнеш/ обнавіснілу </text:span><text:span text:style-name="T5">всенищівність</text:span><text:span text:style-name="T1"> роду. (П-1:144).</text:span></text:p>
      <text:p text:style-name="P1"><text:span text:style-name="T35">ВсеО</text:span><text:span text:style-name="T36"></text:span><text:span text:style-name="T35">брій</text:span><text:span text:style-name="T11">, -ю, </text:span><text:span text:style-name="T1">ім., ч., інд.-авт., [8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О</text:span><text:span text:style-name="T36"></text:span><text:span text:style-name="T14">БРІЙ, </text:span><text:span text:style-name="T23">ю, ч. 1. Лінія позірного зіткнення неба з землею чи водною поверхнею; горизонт, небокрай. Прилегла до землі частина небесного простору; небосхил. (СУМ-5:568).</text:span></text:p>
      <text:p text:style-name="P1"><text:span text:style-name="T1">Старечою ходою/ із костуром – іще бриниш мені/ </text:span><text:span text:style-name="T5">всеобрієм</text:span><text:span text:style-name="T1">. (П-1:182).</text:span></text:p>
      <text:p text:style-name="P1"><text:span text:style-name="T35">ВсеобрушА</text:span><text:span text:style-name="T36"></text:span><text:span text:style-name="T35">ти</text:span><text:span text:style-name="T11">, -а</text:span><text:span text:style-name="T36"></text:span><text:span text:style-name="T11">ю, -єш, дієсл., </text:span><text:span text:style-name="T2">недок., перех., інд.-авт., </text:span><text:span text:style-name="T32">[8</text:span><text:span text:style-name="T2">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ОБРУ</text:span><text:span text:style-name="T36"></text:span><text:span text:style-name="T14">ШУВАТИ, </text:span><text:span text:style-name="T23">ую, уєш і рідко </text:span><text:span text:style-name="T14">ОБРУША</text:span><text:span text:style-name="T36"></text:span><text:span text:style-name="T14">ТИ, </text:span><text:span text:style-name="T23">а</text:span><text:span text:style-name="T36"></text:span><text:span text:style-name="T23">ю, а</text:span><text:span text:style-name="T36"></text:span><text:span text:style-name="T23">єш, недок., </text:span><text:span text:style-name="T14">ОБРУ</text:span><text:span text:style-name="T36"></text:span><text:span text:style-name="T14">ШИТИ, </text:span><text:span text:style-name="T23">шу, шиш, док., перех. 3. перен. Навально спрямовувати щось (сили, удар і т. ін.) на кого-, що-небудь, проти кого-, чого-небудь. (СУМ-5:573).</text:span></text:p>
      <text:p text:style-name="P1"><text:soft-page-break/><text:span text:style-name="T1">Та </text:span><text:span text:style-name="T5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1"><text:span text:style-name="T35">Всеóчі</text:span><text:span text:style-name="T11">, -чéй, </text:span><text:span text:style-name="T1">ім., мн., інд.-авт., [8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23">ОЧІ див. око</text:span><text:span text:style-name="T94">1</text:span><text:span text:style-name="T23">. 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5">всеочей</text:span><text:span text:style-name="T1">. (П-2:198).</text:span></text:p>
      <text:p text:style-name="P2"/>
      <text:p text:style-name="P1"><text:span text:style-name="T35">Всепам’яткий</text:span><text:span text:style-name="T11">, -á, -é, </text:span><text:span text:style-name="T2">прикм., </text:span><text:span text:style-name="T1">інд.-авт., [8]. </text:span><text:span text:style-name="T12">Похідне від </text:span><text:span text:style-name="T14">все</text:span><text:span text:style-name="T12"> і </text:span><text:span text:style-name="T14">пам’яткий</text:span><text:span text:style-name="T12">.</text:span></text:p>
      <text:p text:style-name="P1"><text:span text:style-name="T1">Володарю своєї смерті, доля - / </text:span><text:span text:style-name="T5">всепам’ятка</text:span><text:span text:style-name="T1">, всечула, всевидюща - / нічого не забуде, не простить. (П-1:144).</text:span></text:p>
      <text:p text:style-name="P2"/>
      <text:p text:style-name="P1"><text:span text:style-name="T35">Всепекéльний</text:span><text:span text:style-name="T11">, -а, -е, </text:span><text:span text:style-name="T2">прикм., </text:span><text:span text:style-name="T1">інд.-авт., [8]. </text:span><text:span text:style-name="T12">Похідне від </text:span><text:span text:style-name="T14">все</text:span><text:span text:style-name="T12"> і </text:span><text:span text:style-name="T14">пекéльний</text:span><text:span text:style-name="T12">.</text:span></text:p>
      <text:p text:style-name="P1"><text:span text:style-name="T1">Сяє срібне серце землі/ </text:span><text:span text:style-name="T5">всепекельними </text:span><text:span text:style-name="T1">калюжами. (П-1:173).</text:span></text:p>
      <text:p text:style-name="P2"/>
      <text:p text:style-name="P1"><text:span text:style-name="T35">Всеперелéт</text:span><text:span text:style-name="T11">, -у, </text:span><text:span text:style-name="T1">ім., ч., інд.-авт., [8]. </text:span><text:span text:style-name="T12">Похідне від </text:span><text:span text:style-name="T14">все</text:span><text:span text:style-name="T12"> і </text:span><text:span text:style-name="T14">перелéт</text:span><text:span text:style-name="T12">.</text:span></text:p>
      <text:p text:style-name="P1"><text:span text:style-name="T1">Це божевілля пориву, ця рвань/ </text:span><text:span text:style-name="T5">всеперелетів</text:span><text:span text:style-name="T1"> – з пекла і до раю,/ це надвисання в смерть… (П-1:144).</text:span></text:p>
      <text:p text:style-name="P2"/>
      <text:p text:style-name="P1"><text:span text:style-name="T35">Всепереляк</text:span><text:span text:style-name="T11">, -у, </text:span><text:span text:style-name="T1">ім., ч., інд.-авт., [8]. </text:span><text:span text:style-name="T12">Похідне від </text:span><text:span text:style-name="T14">все</text:span><text:span text:style-name="T12"> і </text:span><text:span text:style-name="T14">переляк</text:span><text:span text:style-name="T12">.</text:span></text:p>
      <text:p text:style-name="P1"><text:span text:style-name="T1">Куди сховатись,/ аби втекти глухонімого болю/ і таємничого </text:span><text:span text:style-name="T5">Всепереляку</text:span><text:span text:style-name="T1">/ і ницого рятунку Порожнеч? (П-1:136).</text:span></text:p>
      <text:p text:style-name="P2"/>
      <text:p text:style-name="P1"><text:span text:style-name="T35">Всепопéреду</text:span><text:span text:style-name="T11">, </text:span><text:span text:style-name="T1">присл., інд.-авт., [11]. </text:span><text:span text:style-name="T12">Похідне від </text:span><text:span text:style-name="T14">все</text:span><text:span text:style-name="T12"> і </text:span><text:span text:style-name="T14">попéреду</text:span><text:span text:style-name="T12">.</text:span></text:p>
      <text:p text:style-name="P1"><text:span text:style-name="T1">Іду до вас – ви </text:span><text:span text:style-name="T5">всепопереду</text:span><text:span text:style-name="T1">,/ за заримим обрієм моїм. (П-2:78).</text:span></text:p>
      <text:p text:style-name="P2"/>
      <text:p text:style-name="P1"><text:soft-page-break/><text:span text:style-name="T35">Всепрозрíння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прозрíння</text:span><text:span text:style-name="T12">.</text:span></text:p>
      <text:p text:style-name="P1"><text:span text:style-name="T1">На всерозхресті люті і жаху,/ на </text:span><text:span text:style-name="T5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5">всепрозріння</text:span><text:span text:style-name="T1"> добрих всеочей. (П-2:198).</text:span></text:p>
      <text:p text:style-name="P2"/>
      <text:p text:style-name="P1"><text:span text:style-name="T35">Всепрощ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все</text:span><text:span text:style-name="T12"> і </text:span><text:span text:style-name="T14">прощáльний</text:span><text:span text:style-name="T12">. </text:span></text:p>
      <text:p text:style-name="P1"><text:span text:style-name="T1">Земля – хитлива і плавка – вседорога і </text:span><text:span text:style-name="T5">всепрощальна</text:span><text:span text:style-name="T1"> - / здоліла стати, щоб благальна помічена була рука. (П-2:147).</text:span></text:p>
      <text:p text:style-name="P2"/>
      <text:p text:style-name="P1"><text:span text:style-name="T35">Всепрощáння</text:span><text:span text:style-name="T11">, -я, </text:span><text:span text:style-name="T1">ім., с., інд.-авт., [9а]. </text:span><text:span text:style-name="T12">Похідне від </text:span><text:span text:style-name="T14">все</text:span><text:span text:style-name="T12"> і </text:span><text:span text:style-name="T14">прощáння</text:span><text:span text:style-name="T12">.</text:span></text:p>
      <text:p text:style-name="P1"><text:span text:style-name="T1">Що мав – привиділось, причулося,/ на всенезустріч, </text:span><text:span text:style-name="T5">всепрощання</text:span><text:span text:style-name="T1">. (П-1:199).</text:span></text:p>
      <text:p text:style-name="P2"/>
      <text:p text:style-name="P1"><text:span text:style-name="T35">Всерозлука</text:span><text:span text:style-name="T11">, -и, </text:span><text:span text:style-name="T1">ім., ж., інд.-авт., [8]. </text:span><text:span text:style-name="T12">Похідне від </text:span><text:span text:style-name="T14">все</text:span><text:span text:style-name="T12"> і </text:span><text:span text:style-name="T14">розлука</text:span><text:span text:style-name="T12">.</text:span></text:p>
      <text:p text:style-name="P1"><text:span text:style-name="T1">Сягни рукою – і не досягнеш/ ні краю </text:span><text:span text:style-name="T5">всерозлук</text:span><text:span text:style-name="T1">, ні муки краю. (П-1:149).</text:span></text:p>
      <text:p text:style-name="P2"/>
      <text:p text:style-name="P1"><text:span text:style-name="T35">Всерозхрéстя</text:span><text:span text:style-name="T11">, -я, </text:span><text:span text:style-name="T1">ім., с., інд.-авт., [8], [2], [1а]. </text:span><text:span text:style-name="T12">Похідне від </text:span><text:span text:style-name="T14">все</text:span><text:span text:style-name="T12"> і </text:span><text:span text:style-name="T14">хрест</text:span><text:span text:style-name="T12">.</text:span></text:p>
      <text:p text:style-name="P1"><text:span text:style-name="T1">На </text:span><text:span text:style-name="T5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2"/>
      <text:p text:style-name="P1"><text:span text:style-name="T35">Всесáдно</text:span><text:span text:style-name="T11">, </text:span><text:span text:style-name="T1">присл., інд.-авт., [1]. </text:span><text:span text:style-name="T12">Похідне від </text:span><text:span text:style-name="T14">все</text:span><text:span text:style-name="T14">сáдний</text:span><text:span text:style-name="T12">.</text:span></text:p>
      <text:p text:style-name="P1"><text:span text:style-name="T1">Меркавий</text:span><text:span text:style-name="T5"> </text:span><text:span text:style-name="T1">місяць був посів/ на всю околицю, </text:span><text:span text:style-name="T5">всесадно</text:span><text:span text:style-name="T1">/ пишаючись і правив владно,/ нічний мій сором чемно крив. (П-2:296).</text:span></text:p>
      <text:p text:style-name="P2"/>
      <text:p text:style-name="P1"><text:span text:style-name="T35">ВсеспаднИй</text:span><text:span text:style-name="T11">, -а, -е, </text:span><text:span text:style-name="T2">прикм., </text:span><text:span text:style-name="T1">інд.-авт., [1б]. </text:span><text:span text:style-name="T12">Похідне від </text:span><text:span text:style-name="T14">все</text:span><text:span text:style-name="T12"> і </text:span><text:span text:style-name="T14">спадний</text:span><text:span text:style-name="T12">.</text:span></text:p>
      <text:p text:style-name="P1"><text:span text:style-name="T1">О, прощавайте! Не стрітись удруге./ Ти </text:span><text:span text:style-name="T5">всеспадна</text:span><text:span text:style-name="T1"> вже, дорого проваль! (П-1:86); Ламка і витка </text:span><text:span text:style-name="T5">всеспадна</text:span><text:span text:style-name="T1"> вседорога./ Дорога до Бога – ламка і витка. (П-1:98).</text:span></text:p>
      <text:p text:style-name="P2"/>
      <text:p text:style-name="P1"><text:soft-page-break/><text:span text:style-name="T35">Всеспáлення</text:span><text:span text:style-name="T11">, -я, </text:span><text:span text:style-name="T1">ім., с., інд.-авт., [9а]. </text:span><text:span text:style-name="T12">Похідне від </text:span><text:span text:style-name="T14">все</text:span><text:span text:style-name="T12"> і </text:span><text:span text:style-name="T14">спáлення</text:span><text:span text:style-name="T12">.</text:span></text:p>
      <text:p text:style-name="P1"><text:span text:style-name="T5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2"/>
      <text:p text:style-name="P1"><text:span text:style-name="T35">Всеспогáдувати</text:span><text:span text:style-name="T11">, -ую, -єш, дієсл., </text:span><text:span text:style-name="T1">недок., перех., інд.-авт., [8]. </text:span><text:span text:style-name="T12">Похідне від </text:span><text:span text:style-name="T14">все</text:span><text:span text:style-name="T12"> і </text:span><text:span text:style-name="T14">спогáдувати</text:span><text:span text:style-name="T12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5">всеспогадую</text:span><text:span text:style-name="T1"> – немов живу. (П-1:70).</text:span></text:p>
      <text:p text:style-name="P2"/>
      <text:p text:style-name="P1"><text:span text:style-name="T35">Всетривóга</text:span><text:span text:style-name="T11">, -и, </text:span><text:span text:style-name="T1">ім., ж., інд.-авт., [8]. </text:span><text:span text:style-name="T12">Похідне від </text:span><text:span text:style-name="T14">все</text:span><text:span text:style-name="T12"> і </text:span><text:span text:style-name="T14">тривóга</text:span><text:span text:style-name="T12">.</text:span></text:p>
      <text:p text:style-name="P1"><text:span text:style-name="T1">Надимляється дорога/ від диявола до Бога,/ вслід ступає </text:span><text:span text:style-name="T5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5">всетривогу</text:span><text:span text:style-name="T1">/ і спогаду не воруши. (П-2:289).</text:span></text:p>
      <text:p text:style-name="P2"/>
      <text:p text:style-name="P1"><text:span text:style-name="T35">Всецáрствіє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цáрствіє</text:span><text:span text:style-name="T12">.</text:span></text:p>
      <text:p text:style-name="P1"><text:span text:style-name="T1">Оце й бо він, твій люд. Оце й бо він, твій край./ </text:span><text:span text:style-name="T5">Всецарствіє</text:span><text:span text:style-name="T1"> паскуд в сто горл </text:span><text:span text:style-name="T1">реве: тримай. (П-2:192).</text:span></text:p>
      <text:p text:style-name="P2"/>
      <text:p text:style-name="P1"><text:span text:style-name="T35">Всечекáння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чекáння</text:span><text:span text:style-name="T12">.</text:span></text:p>
      <text:p text:style-name="P1"><text:span text:style-name="T1">Це все юрма. І ніч. І брат мій спить./ Росте під стелю </text:span><text:span text:style-name="T5">всечекання</text:span><text:span text:style-name="T1">. (П-1:164).</text:span></text:p>
      <text:p text:style-name="P2"/>
      <text:p text:style-name="P1"><text:span text:style-name="T35">Всечулий</text:span><text:span text:style-name="T11">, -а, -е, </text:span><text:span text:style-name="T2">дієпр., </text:span><text:span text:style-name="T1">інд.-авт., [1б]. </text:span><text:span text:style-name="T12">Похідне від </text:span><text:span text:style-name="T14">все</text:span><text:span text:style-name="T12"> і </text:span><text:span text:style-name="T14">чýти</text:span><text:span text:style-name="T12">.</text:span></text:p>
      <text:p text:style-name="P1"><text:span text:style-name="T1">Володарю своєї смерті, доля - / всепам’ятка, </text:span><text:span text:style-name="T5">всечула</text:span><text:span text:style-name="T1">, всевидюща - / нічого не забуде, не простить. (П-1:144).</text:span></text:p>
      <text:p text:style-name="P2"/>
      <text:p text:style-name="P1"><text:span text:style-name="T35">Всещéдр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все</text:span><text:span text:style-name="T12"> і </text:span><text:span text:style-name="T14">щéдрий</text:span><text:span text:style-name="T12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5">всещедрий</text:span><text:span text:style-name="T1">, всекволий./ А що під крилом твоїм? Кара – карай. (П-1:98).</text:span></text:p>
      <text:p text:style-name="P2"/>
      <text:p text:style-name="P1"><text:soft-page-break/><text:span text:style-name="T35">Втéки</text:span><text:span text:style-name="T11">, </text:span><text:span text:style-name="T1">ім., мн., інд.-авт., [15]. </text:span><text:span text:style-name="T11">Похідне від </text:span><text:span text:style-name="T15">втéча</text:span><text:span text:style-name="T11">.</text:span></text:p>
      <text:p text:style-name="P1"><text:span text:style-name="T1">Коли докучили ці </text:span><text:span text:style-name="T5">втеки</text:span><text:span text:style-name="T1"> - / в лет, до вогненної пащеки./ Як він ощирився, стозмій! (П-1:73).</text:span></text:p>
      <text:p text:style-name="P2"/>
      <text:p text:style-name="P1"><text:span text:style-name="T35">Гетьмáнитися</text:span><text:span text:style-name="T11">, -нюся, -нишся, дієсл., </text:span><text:span text:style-name="T1">недок., перех., інд.-авт., [5]. </text:span><text:span text:style-name="T12">Вивищуватися.</text:span></text:p>
      <text:p text:style-name="P1"><text:span text:style-name="T1">…той віщий пагорб, на котрому горді/ </text:span><text:span text:style-name="T5">гетьманяться</text:span><text:span text:style-name="T1"> дуби – наснився з ночі,/ аби розлуку близити мою. (П-2:172).</text:span></text:p>
      <text:p text:style-name="P2"/>
      <text:p text:style-name="P1"><text:span text:style-name="T35">Горлозгук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гóрло </text:span><text:span text:style-name="T12">і </text:span><text:span text:style-name="T14">згýкий (</text:span><text:span text:style-name="T12">від </text:span><text:span text:style-name="T14">звук)</text:span><text:span text:style-name="T12">.</text:span></text:p>
      <text:p text:style-name="P1"><text:span text:style-name="T1">А обрій утікав. Я надбігав/ щосил моїх. Та обрій </text:span><text:span text:style-name="T5">горлозгукий</text:span><text:span text:style-name="T1">/ пустився впрост. (П-1:183).</text:span></text:p>
      <text:p text:style-name="P2"/>
      <text:p text:style-name="P1"><text:span text:style-name="T35">Двопóгляд</text:span><text:span text:style-name="T11">, -у, </text:span><text:span text:style-name="T1">ім., ч., інд.-авт., [8]. </text:span><text:span text:style-name="T12">Похідне від </text:span><text:span text:style-name="T14">два</text:span><text:span text:style-name="T12"> і </text:span><text:span text:style-name="T14">пóгляд</text:span><text:span text:style-name="T12">.</text:span></text:p>
      <text:p text:style-name="P1"><text:span text:style-name="T1">Та всеобрушає нестерпно/ </text:span><text:span text:style-name="T5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2"/>
      <text:p text:style-name="P1"><text:span text:style-name="T35">Дзень-струнá</text:span><text:span text:style-name="T39">, </text:span><text:span text:style-name="T11">-и, </text:span><text:span text:style-name="T1">ім., ж., інд.-авт., [9]. </text:span><text:span text:style-name="T12">Похідне від </text:span><text:span text:style-name="T14">дзень</text:span><text:span text:style-name="T12"> (вигук) і </text:span><text:span text:style-name="T14">струнá</text:span><text:span text:style-name="T12">.</text:span></text:p>
      <text:p text:style-name="P1"><text:span text:style-name="T1">І думою одною/ півсну кошлатить ся. І </text:span><text:span text:style-name="T5">дзень-струною</text:span><text:span text:style-name="T1">/ не йде це дивне диво з голови. (П-2:194).</text:span></text:p>
      <text:p text:style-name="P2"/>
      <text:p text:style-name="P1"><text:span text:style-name="T35">Дивновзíр</text:span><text:span text:style-name="T11">, -зóру, </text:span><text:span text:style-name="T1">ім., ч., інд.-авт., [8], [1а]. </text:span><text:span text:style-name="T12">Похідне від </text:span><text:span text:style-name="T14">дивний</text:span><text:span text:style-name="T12"> і </text:span><text:span text:style-name="T14">взір</text:span><text:span text:style-name="T12">.</text:span></text:p>
      <text:p text:style-name="P1"><text:span text:style-name="T1">Там крила птаства рясно миготіли,/ мережилася зелень </text:span><text:span text:style-name="T5">дивновзором</text:span><text:span text:style-name="T1">,/ а душу вже поймав самодоходжень/ зухвалий холод і зухвалий жах. (П-2:118).</text:span></text:p>
      <text:p text:style-name="P2"/>
      <text:p text:style-name="P1"><text:span text:style-name="T35">Дляння</text:span><text:span text:style-name="T39">, -</text:span><text:span text:style-name="T11">я, </text:span><text:span text:style-name="T1">ім., с., інд.-авт., [1]. </text:span><text:span text:style-name="T11">Дія за знач. </text:span><text:span text:style-name="T15">дляти</text:span><text:span text:style-name="T11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5">дляння</text:span><text:span text:style-name="T1">/ всебезруху… (П-1:87).</text:span></text:p>
      <text:p text:style-name="P2"><text:soft-page-break/></text:p>
      <text:p text:style-name="P1"><text:span text:style-name="T35">Додóсвіт</text:span><text:span text:style-name="T11">, -у, ім., </text:span><text:span text:style-name="T1">ч., інд.-авт., [???2]. </text:span><text:span text:style-name="T12">Світанок.</text:span></text:p>
      <text:p text:style-name="P1"><text:span text:style-name="T1">Там ще </text:span><text:span text:style-name="T5">додосвіт</text:span><text:span text:style-name="T1">. Смерком облягло/ ледачі верби, сторожкі тополі… (П-2:13).</text:span></text:p>
      <text:p text:style-name="P2"/>
      <text:p text:style-name="P1"><text:span text:style-name="T35">Душекрóна</text:span><text:span text:style-name="T11">, -и, </text:span><text:span text:style-name="T1">ім., ж., інд.-авт., [9а]. </text:span><text:span text:style-name="T12">Похідне від </text:span><text:span text:style-name="T14">душá</text:span><text:span text:style-name="T12"> і </text:span><text:span text:style-name="T14">крóна</text:span><text:span text:style-name="T12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5">душекрону</text:span><text:span text:style-name="T1">)… (П-1:203).</text:span></text:p>
      <text:p text:style-name="P2"/>
      <text:p text:style-name="P1"><text:span text:style-name="T35">Живоднí</text:span><text:span text:style-name="T11">, -íв, </text:span><text:span text:style-name="T1">ім., мн., інд.-авт., [8]. </text:span><text:span text:style-name="T12">Похідне від </text:span><text:span text:style-name="T14">живий</text:span><text:span text:style-name="T12"> і </text:span><text:span text:style-name="T14">дні</text:span><text:span text:style-name="T12">.</text:span></text:p>
      <text:p text:style-name="P1"><text:span text:style-name="T1">Коли протліла згага </text:span><text:span text:style-name="T5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2"/>
      <text:p text:style-name="P1"><text:span text:style-name="T35">Життєсмéрть</text:span><text:span text:style-name="T11">, -і, </text:span><text:span text:style-name="T1">ім., ж., інд.-авт., [8]. </text:span><text:span text:style-name="T12">Похідне від </text:span><text:span text:style-name="T14">життя</text:span><text:span text:style-name="T12"> і </text:span><text:span text:style-name="T14">смерть</text:span><text:span text:style-name="T12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5">життєсмерть</text:span><text:span text:style-name="T1">. (П-1:83).</text:span></text:p>
      <text:p text:style-name="P2"/>
      <text:p text:style-name="P1"><text:span text:style-name="T35">Життєтóки</text:span><text:span text:style-name="T11">, -ів, </text:span><text:span text:style-name="T1">ім., мн., інд.-авт., [8]. </text:span><text:span text:style-name="T12">Похідне від </text:span><text:span text:style-name="T14">життя</text:span><text:span text:style-name="T12"> і </text:span><text:span text:style-name="T14">тóки</text:span><text:span text:style-name="T12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5">життєтоків</text:span><text:span text:style-name="T1">… (П-2:131).</text:span></text:p>
      <text:p text:style-name="P2"/>
      <text:p text:style-name="P1"><text:span text:style-name="T35">За-світи</text:span><text:span text:style-name="T11">, -ів, </text:span><text:span text:style-name="T1">ім., мн. інд.-авт., [9]. </text:span><text:span text:style-name="T12">Похідне від </text:span><text:span text:style-name="T14">за</text:span><text:span text:style-name="T12"> і </text:span><text:span text:style-name="T14">світи</text:span><text:span text:style-name="T12"> – те, що знаходиться за світом.</text:span></text:p>
      <text:p text:style-name="P1"><text:span text:style-name="T1">І не держу надії в бозі,/ коли пірвався в </text:span><text:span text:style-name="T5">за-світи</text:span><text:span text:style-name="T1">. (П-2:195).</text:span></text:p>
      <text:p text:style-name="P2"/>
      <text:p text:style-name="P1"><text:span text:style-name="T35">Зимносхíд</text:span><text:span text:style-name="T11">, -у, </text:span><text:span text:style-name="T1">ім., ч., інд.-авт., [8], [1а]. </text:span><text:span text:style-name="T12">Похідне від </text:span><text:span text:style-name="T14">зимно</text:span><text:span text:style-name="T12"> і </text:span><text:span text:style-name="T14">сходити</text:span><text:span text:style-name="T12">.</text:span></text:p>
      <text:p text:style-name="P1"><text:span text:style-name="T1">Довкруги - / лише вітри з шпаркого </text:span><text:span text:style-name="T5">зимносходу</text:span><text:span text:style-name="T1">. (П-1:173).</text:span></text:p>
      <text:p text:style-name="P2"/>
      <text:p text:style-name="P1"><text:span text:style-name="T35">Знеголоснíлий</text:span><text:span text:style-name="T11">, -а, -е, </text:span><text:span text:style-name="T2">прикм., </text:span><text:span text:style-name="T1">інд.-авт., [1]. </text:span><text:span text:style-name="T12">Похідне від </text:span><text:span text:style-name="T14">знеголосніти</text:span><text:span text:style-name="T12"> — позбавитися голосу.</text:span></text:p>
      <text:p text:style-name="P1"><text:soft-page-break/><text:span text:style-name="T1">…це кождочасне поривання в смерть ,/ щоб з неї виринати в знавіснілий/ хрипкий чи геть </text:span><text:span text:style-name="T5">знеголоснілий</text:span><text:span text:style-name="T1"> крик. (П-1:121).</text:span></text:p>
      <text:p text:style-name="P2"/>
      <text:p text:style-name="P1"><text:span text:style-name="T35">Золотокíнва</text:span><text:span text:style-name="T11">, -и, </text:span><text:span text:style-name="T1">ім., ж., інд.-авт., [8]. </text:span><text:span text:style-name="T12">Похідне від </text:span><text:span text:style-name="T14">золотий</text:span><text:span text:style-name="T12"> і </text:span><text:span text:style-name="T14">кíнва</text:span><text:span text:style-name="T12">.</text:span></text:p>
      <text:p text:style-name="P1"><text:span text:style-name="T5">Золотокінва</text:span><text:span text:style-name="T1"> – пади-но,/ спади з лиця в глиб-синь-серця. (П-2:191).</text:span></text:p>
      <text:p text:style-name="P2"/>
      <text:p text:style-name="P1"><text:span text:style-name="T13">З-</text:span><text:span text:style-name="T35">понадсвíтній</text:span><text:span text:style-name="T11">, -я, -є, </text:span><text:span text:style-name="T2">прикм., </text:span><text:span text:style-name="T1">інд.-авт., [9а]. </text:span><text:span text:style-name="T12">Похідне від </text:span><text:span text:style-name="T14">з</text:span><text:span text:style-name="T23">-</text:span><text:span text:style-name="T14">понад</text:span><text:span text:style-name="T12"> і </text:span><text:span text:style-name="T14">світ</text:span><text:span text:style-name="T12">. З іншого світу.</text:span></text:p>
      <text:p text:style-name="P1"><text:span text:style-name="T1">…аж сіла зірка на дроту й щебече/ і сяє горлом – </text:span><text:span text:style-name="T5">з-понадсвітній</text:span><text:span text:style-name="T1"> спів. (П-2:120).</text:span></text:p>
      <text:p text:style-name="P2"/>
      <text:p text:style-name="P1"><text:span text:style-name="T35">Іспередлíт</text:span><text:span text:style-name="T11">, </text:span><text:span text:style-name="T1">присл., інд.-авт., [8]. </text:span><text:span text:style-name="T11">Те саме, що справіків.</text:span></text:p>
      <text:p text:style-name="P1"><text:span text:style-name="T1">Ось твоя подоба/ подвижництво людське – </text:span><text:span text:style-name="T5">іспередліт</text:span><text:span text:style-name="T1">. (П-2:158).</text:span></text:p>
      <text:p text:style-name="P2"/>
      <text:p text:style-name="P1"><text:span text:style-name="T35">Крайóкрай</text:span><text:span text:style-name="T11">, крайóкраю, </text:span><text:span text:style-name="T1">ім., ч., інд.-авт., [8]. </text:span><text:span text:style-name="T12">Похідне від </text:span><text:span text:style-name="T14">край</text:span><text:span text:style-name="T12"> і </text:span><text:span text:style-name="T14">край</text:span><text:span text:style-name="T12">.</text:span></text:p>
      <text:p text:style-name="P1"><text:span text:style-name="T1">З </text:span><text:span text:style-name="T5">крайокраю</text:span><text:span text:style-name="T1">, з цієї високості,/ пади, згорнувши крила, до долин… (П-1:40); Єси ти за </text:span><text:span text:style-name="T5">крайокраєм</text:span><text:span text:style-name="T1">, чаїшся/ од мого неоговтаного погляду… (П-1:91).</text:span></text:p>
      <text:p text:style-name="P2"/>
      <text:p text:style-name="P1"><text:span text:style-name="T35">Крайсебé</text:span><text:span text:style-name="T11">, </text:span><text:span text:style-name="T2">присл., </text:span><text:span text:style-name="T1">інд.-авт., [11]. </text:span><text:span text:style-name="T12">Похідне від </text:span><text:span text:style-name="T14">край</text:span><text:span text:style-name="T12"> і </text:span><text:span text:style-name="T14">себé</text:span><text:span text:style-name="T12">.</text:span></text:p>
      <text:p text:style-name="P1"><text:span text:style-name="T1">І не зайти за дальні далечі./ І за </text:span><text:span text:style-name="T5">крайсебе</text:span><text:span text:style-name="T1"> не зайти . (П-1:96).</text:span></text:p>
      <text:p text:style-name="P2"/>
      <text:p text:style-name="P1"><text:span text:style-name="T35">Крайчáс</text:span><text:span text:style-name="T11">, -у, </text:span><text:span text:style-name="T1">ім., ч., інд.-авт., [11]. </text:span><text:span text:style-name="T12">Похідне від </text:span><text:span text:style-name="T14">край</text:span><text:span text:style-name="T12"> і </text:span><text:span text:style-name="T14">час</text:span><text:span text:style-name="T12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5">крайчасу</text:span><text:span text:style-name="T1">,/ за прапервні. (П-1:57).</text:span></text:p>
      <text:p text:style-name="P2"/>
      <text:p text:style-name="P1"><text:span text:style-name="T35">Криволéт</text:span><text:span text:style-name="T11">, -у, </text:span><text:span text:style-name="T1">ім., ч., інд.-авт., [8]. </text:span><text:span text:style-name="T12">Похідне від </text:span><text:span text:style-name="T14">кривий</text:span><text:span text:style-name="T12"> і </text:span><text:span text:style-name="T14">лет</text:span><text:span text:style-name="T12">.</text:span></text:p>
      <text:p text:style-name="P1"><text:span text:style-name="T1">…ця колотнеча/ надій і спроневіри, </text:span><text:span text:style-name="T5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2"/>
      <text:p text:style-name="P1"><text:soft-page-break/><text:span text:style-name="T35">Крик-зелó</text:span><text:span text:style-name="T39">, -</text:span><text:span text:style-name="T11">á, </text:span><text:span text:style-name="T1">ім., ч., інд.-авт., [9]. </text:span><text:span text:style-name="T12">Похідне від </text:span><text:span text:style-name="T14">крик</text:span><text:span text:style-name="T12"> і </text:span><text:span text:style-name="T14">зелó</text:span><text:span text:style-name="T12">.</text:span></text:p>
      <text:p text:style-name="P1"><text:span text:style-name="T1">Обміліла/ криниця. А верба пустила/ гарячі брості – в </text:span><text:span text:style-name="T5">крик-зело.</text:span><text:span text:style-name="T1"> (П-1:84).</text:span></text:p>
      <text:p text:style-name="P2"/>
      <text:p text:style-name="P1"><text:span text:style-name="T35">Крилатолéзо</text:span><text:span text:style-name="T11">, </text:span><text:span text:style-name="T2">присл., </text:span><text:span text:style-name="T1">інд.-авт., [9а]. </text:span><text:span text:style-name="T12">Похідне від </text:span><text:span text:style-name="T14">крилáтий</text:span><text:span text:style-name="T12"> і </text:span><text:span text:style-name="T14">лéзо</text:span><text:span text:style-name="T12">.</text:span></text:p>
      <text:p text:style-name="P1"><text:span text:style-name="T1">Криваво рветься з нього вороння/ майбутнього. Летить </text:span><text:span text:style-name="T5">крилатолезо</text:span><text:span text:style-name="T1">/ понад проваллям яру… (П-1:29).</text:span></text:p>
      <text:p text:style-name="P2"/>
      <text:p text:style-name="P1"><text:span text:style-name="T35">Крихкокриця</text:span><text:span text:style-name="T11">, -і, </text:span><text:span text:style-name="T1">ім., ж., інд.-авт., [8]. </text:span><text:span text:style-name="T12">Похідне від </text:span><text:span text:style-name="T14">крихкий</text:span><text:span text:style-name="T12"> і </text:span><text:span text:style-name="T14">криця</text:span><text:span text:style-name="T12">.</text:span></text:p>
      <text:p text:style-name="P1"><text:span text:style-name="T1">І ти щербата доле </text:span><text:span text:style-name="T5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2"/>
      <text:p text:style-name="P1"><text:span text:style-name="T35">Марничити</text:span><text:span text:style-name="T11">, -чу, -чиш, дієсл., </text:span><text:span text:style-name="T1">недок., перех., інд.-авт., [1]. </text:span><text:span text:style-name="T11">Дієслово до </text:span><text:span text:style-name="T15">марний</text:span><text:span text:style-name="T11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5">марничать</text:span><text:span text:style-name="T1"> і </text:span><text:span text:style-name="T1">спроквола. (П-2:19).</text:span></text:p>
      <text:p text:style-name="P2"/>
      <text:p text:style-name="P1"><text:span text:style-name="T35">Межигóни</text:span><text:span text:style-name="T11">, -ів, </text:span><text:span text:style-name="T1">ім., мн., інд.-авт., [8]. </text:span><text:span text:style-name="T12">Похідне від </text:span><text:span text:style-name="T14">мéжи</text:span><text:span text:style-name="T12"> і </text:span><text:span text:style-name="T14">гін </text:span><text:span text:style-name="T12">(пор. межиріччя, межигір’я).</text:span></text:p>
      <text:p text:style-name="P1"><text:span text:style-name="T1">Що б то нам/ посовгнути – ці </text:span><text:span text:style-name="T5">межигони</text:span><text:span text:style-name="T1"> часу,/ марудні </text:span><text:span text:style-name="T5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2"/>
      <text:p text:style-name="P1"><text:span text:style-name="T35">Межисвíтній</text:span><text:span text:style-name="T11">, -я, -є, </text:span><text:span text:style-name="T2">прикм., </text:span><text:span text:style-name="T1">інд.-авт., [8], [1]. </text:span><text:span text:style-name="T16">Похідне від </text:span><text:span text:style-name="T18">ме</text:span><text:span text:style-name="T19"></text:span><text:span text:style-name="T18">жи</text:span><text:span text:style-name="T20"> і </text:span><text:span text:style-name="T18">світ</text:span><text:span text:style-name="T20">.</text:span><text:span text:style-name="T18"> </text:span><text:span text:style-name="T12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5">межисвітнім</text:span><text:span text:style-name="T1"> - / мені відкрили візерунки душ… (П-1:79).</text:span></text:p>
      <text:p text:style-name="P2"/>
      <text:p text:style-name="P1"><text:span text:style-name="T35">Мертвокрил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мéртвий</text:span><text:span text:style-name="T12"> і </text:span><text:span text:style-name="T14">крилó</text:span><text:span text:style-name="T12">.</text:span></text:p>
      <text:p text:style-name="P1"><text:span text:style-name="T1">А </text:span><text:span text:style-name="T5">мертвокрилі</text:span><text:span text:style-name="T1"> стугонять стимфали,/ напевну провіщаючи біду,/ що ослонила </text:span><text:soft-page-break/><text:span text:style-name="T1">біле опахало/ і по моєму нишпорить сліду. (П-2:110).</text:span></text:p>
      <text:p text:style-name="P2"/>
      <text:p text:style-name="P1"><text:span text:style-name="T35">Молодощáстя</text:span><text:span text:style-name="T11">, -я, </text:span><text:span text:style-name="T1">ім., с., інд.-авт., [8]. </text:span><text:span text:style-name="T12">Похідне від </text:span><text:span text:style-name="T14">молодий</text:span><text:span text:style-name="T12"> і </text:span><text:span text:style-name="T14">щáстя</text:span><text:span text:style-name="T12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5">молодощасть</text:span><text:span text:style-name="T1">,/ як біла тінь суворої скорботи. (П-1:52).</text:span></text:p>
      <text:p text:style-name="P2"/>
      <text:p text:style-name="P1"><text:span text:style-name="T35">НÁдвищ</text:span><text:span text:style-name="T11">, -і, </text:span><text:span text:style-name="T1">ім., ж., інд.-авт., [4]. </text:span><text:span text:style-name="T12">Похідне від </text:span><text:span text:style-name="T14">над</text:span><text:span text:style-name="T12"> і </text:span><text:span text:style-name="T14">вищий</text:span><text:span text:style-name="T12">.</text:span></text:p>
      <text:p text:style-name="P1"><text:span text:style-name="T1">У небо, у </text:span><text:span text:style-name="T5">надвищ</text:span><text:span text:style-name="T1">, за хмари за чорні/ до сонця, Ікаре, спрямовуй свій лет! (П-1:98).</text:span></text:p>
      <text:p text:style-name="P2"/>
      <text:p text:style-name="P1"><text:span text:style-name="T35">Наднéбо</text:span><text:span text:style-name="T11">, -а, </text:span><text:span text:style-name="T1">ім., с., інд.-авт., [2]. </text:span><text:span text:style-name="T12">Похідне від </text:span><text:span text:style-name="T14">над</text:span><text:span text:style-name="T12"> і </text:span><text:span text:style-name="T14">нéбо</text:span><text:span text:style-name="T12">. </text:span></text:p>
      <text:p text:style-name="P1"><text:span text:style-name="T1">Були мої моління всує - / Бог не почув і не простив,/ і вже її душа прямує/ в </text:span><text:span text:style-name="T5">наднеба</text:span><text:span text:style-name="T1"> синь. (П-2:114).</text:span></text:p>
      <text:p text:style-name="P2"/>
      <text:p text:style-name="P1"><text:span text:style-name="T35">НадÓкруж</text:span><text:span text:style-name="T11">, </text:span><text:span text:style-name="T1">незм., присл., інд.-авт., [2]. </text:span><text:span text:style-name="T16">Похідне від </text:span><text:span text:style-name="T18">о</text:span><text:span text:style-name="T19"></text:span><text:span text:style-name="T18">круг</text:span><text:span text:style-name="T16">. </text:span><text:span text:style-name="T12">Навкруги.</text:span></text:p>
      <text:p text:style-name="P1"><text:span text:style-name="T1">А </text:span><text:span text:style-name="T5">надокруж</text:span><text:span text:style-name="T1"> – майстри заплічні/ стежок – ганебних і величних. (П-</text:span><text:span text:style-name="T1">2:165).</text:span></text:p>
      <text:p text:style-name="P2"/>
      <text:p text:style-name="P1"><text:span text:style-name="T35">Надторóси</text:span><text:span text:style-name="T11">, -ів, </text:span><text:span text:style-name="T1">ім., мн., інд.-авт., [2]. </text:span><text:span text:style-name="T11">Похідне від </text:span><text:span text:style-name="T15">над</text:span><text:span text:style-name="T11"> і </text:span><text:span text:style-name="T13">торóси</text:span><text:span text:style-name="T11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5">надторосів</text:span><text:span text:style-name="T1"> – криг. (П-1:80).</text:span></text:p>
      <text:p text:style-name="P2"/>
      <text:p text:style-name="P1"><text:span text:style-name="T35">Нáкрик</text:span><text:span text:style-name="T11">, -у, </text:span><text:span text:style-name="T1">ім., ч., інд.-авт., [2]. </text:span><text:span text:style-name="T12">Похідне від </text:span><text:span text:style-name="T14">крик.</text:span></text:p>
      <text:p text:style-name="P1"><text:span text:style-name="T1">Отой прощальний змах тонкоголосий/ тремтливої руки, той голий </text:span><text:span text:style-name="T5">накрик</text:span><text:span text:style-name="T1"> - / пункти рами – щербати й яр, той пагорб - / яким зигзагом путь тобі значив? (П-1:124).</text:span></text:p>
      <text:p text:style-name="P2"/>
      <text:p text:style-name="P1"><text:span text:style-name="T35">Нáмерзи</text:span><text:span text:style-name="T11">, -ів, </text:span><text:span text:style-name="T1">ім., мн., інд.-авт., [1а]. </text:span><text:span text:style-name="T12">Похідне від </text:span><text:span text:style-name="T14">намéрзнути.</text:span></text:p>
      <text:p text:style-name="P1"><text:span text:style-name="T1">О скрипки тьмавий гуд – мов скапує живиця,/ зникають </text:span><text:span text:style-name="T5">намерзи</text:span><text:span text:style-name="T1"> і вже хмеліє гін/ дзвінкого дерева… (П-2:155).</text:span></text:p>
      <text:p text:style-name="P2"/>
      <text:p text:style-name="P1"><text:soft-page-break/><text:span text:style-name="T35">Напівбажáння</text:span><text:span text:style-name="T11">, -я, </text:span><text:span text:style-name="T1">ім., с., інд.-авт., [2]. </text:span><text:span text:style-name="T12">Похідне від </text:span><text:span text:style-name="T14">напíв</text:span><text:span text:style-name="T12"> і </text:span><text:span text:style-name="T14">бажáння</text:span><text:span text:style-name="T12">.</text:span></text:p>
      <text:p text:style-name="P1"><text:span text:style-name="T1">Напівступою,/ як над собою винесений крок/ задумався і скляк. </text:span><text:span text:style-name="T5">Напівбажання</text:span><text:span text:style-name="T1">,/ на півваганні втяте. (П-1:57).</text:span></text:p>
      <text:p text:style-name="P2"/>
      <text:p text:style-name="P1"><text:span text:style-name="T41">Напівступá</text:span><text:span text:style-name="T24">, -и</text:span><text:span text:style-name="T30"></text:span><text:span text:style-name="T24">, </text:span><text:span text:style-name="T1">ім., </text:span><text:span text:style-name="T27">ж., інд.-авт., [</text:span><text:span text:style-name="T2">2</text:span><text:span text:style-name="T27">]. </text:span><text:span text:style-name="T25">Похідне від </text:span><text:span text:style-name="T14">напíв</text:span><text:span text:style-name="T25"> і </text:span><text:span text:style-name="T29">ступа</text:span><text:span text:style-name="T25">.</text:span></text:p>
      <text:p text:style-name="P1"><text:span text:style-name="T5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2"/>
      <text:p text:style-name="P1"><text:span text:style-name="T35">Нáхлюпи</text:span><text:span text:style-name="T11">, -ів, </text:span><text:span text:style-name="T1">ім., мн., інд.-авт., [2], [1а]. </text:span><text:span text:style-name="T12">Похідне від </text:span><text:span text:style-name="T14">хлюпати</text:span><text:span text:style-name="T12">.</text:span></text:p>
      <text:p text:style-name="P1"><text:span text:style-name="T1">Покірні вітру, </text:span><text:span text:style-name="T5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2"/>
      <text:p text:style-name="P1"><text:span text:style-name="T35">Обакрáй</text:span><text:span text:style-name="T11">, -ю, </text:span><text:span text:style-name="T1">ім., ч., інд.-авт., [11]. </text:span><text:span text:style-name="T12">Похідне від </text:span><text:span text:style-name="T14">óба</text:span><text:span text:style-name="T12"> і </text:span><text:span text:style-name="T14">край</text:span><text:span text:style-name="T12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5">обакрай</text:span><text:span text:style-name="T1">/ Вітчизни – і яви, і мрії. (П-2:19).</text:span></text:p>
      <text:p text:style-name="P2"/>
      <text:p text:style-name="P1"><text:span text:style-name="T35">Обоюдожáлий</text:span><text:span text:style-name="T11">, -а, -е, </text:span><text:span text:style-name="T2">прикм., </text:span><text:span text:style-name="T1">інд.-авт., </text:span><text:span text:style-name="T31">[1б]. </text:span><text:span text:style-name="T33">Похідне від </text:span><text:span text:style-name="T34">обою</text:span><text:span text:style-name="T19"></text:span><text:span text:style-name="T34">до</text:span><text:span text:style-name="T33"> і </text:span><text:span text:style-name="T34">жалі</text:span><text:span text:style-name="T19"></text:span><text:span text:style-name="T34">ти</text:span><text:span text:style-name="T33">.</text:span></text:p>
      <text:p text:style-name="P1"><text:span text:style-name="T1">Та мури, мов із мертвих всталі,/ похмуро мовили: чекай,/ ще обрадіє із печалі/ твій </text:span><text:span text:style-name="T5">обоюдожалий</text:span><text:span text:style-name="T1"> край. (П-1:36).</text:span></text:p>
      <text:p text:style-name="P2"/>
      <text:p text:style-name="P1"><text:span text:style-name="T35">ОвÓгнений</text:span><text:span text:style-name="T11">, -а, -е, </text:span><text:span text:style-name="T1">інд.-авт., [4]. </text:span><text:span text:style-name="T12">Дієпр. Від неіснуючого дієслова </text:span><text:span text:style-name="T14">овогнити</text:span><text:span text:style-name="T12">. Охоплений вогнем.</text:span></text:p>
      <text:p text:style-name="P1"><text:span text:style-name="T1">Та за тобою небо запалало,/ </text:span><text:span text:style-name="T5">овогнене</text:span><text:span text:style-name="T1"> грозою стожалів. (П-2:68).</text:span></text:p>
      <text:p text:style-name="P2"/>
      <text:p text:style-name="P1"><text:span text:style-name="T35">Огрáння</text:span><text:span text:style-name="T11">, -я, </text:span><text:span text:style-name="T1">ім., с., інд.-авт., [1]. </text:span><text:span text:style-name="T16">Похідне від </text:span><text:span text:style-name="T15">огрáнювати</text:span><text:span text:style-name="T11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5">огранням</text:span><text:span text:style-name="T1"> дзеркал заросилася кров! (П-1:33).</text:span></text:p>
      <text:p text:style-name="P2"/>
      <text:p text:style-name="P1"><text:soft-page-break/><text:span text:style-name="T35">Озлíння</text:span><text:span text:style-name="T11">, -я, </text:span><text:span text:style-name="T1">ім., ж., інд.-авт., [1]. Похідне від </text:span><text:span text:style-name="T8">озл</text:span><text:span text:style-name="T7">и</text:span><text:span text:style-name="T8">тися</text:span><text:span text:style-name="T1">.</text:span></text:p>
      <text:p text:style-name="P1"><text:span text:style-name="T1">А шал який! Яке </text:span><text:span text:style-name="T5">озління</text:span><text:span text:style-name="T1">!/ О білий світе-блекота. (П-1:132).</text:span></text:p>
      <text:p text:style-name="P2"/>
      <text:p text:style-name="P1"><text:span text:style-name="T35">Ошрóття</text:span><text:span text:style-name="T11">, -я, </text:span><text:span text:style-name="T1">ім., збірн., інд.-авт., [4]. </text:span><text:span text:style-name="T11">Те саме, що шріт – дріб.</text:span></text:p>
      <text:p text:style-name="P1"><text:span text:style-name="T1">І тінь біжить – поверхи давніх днів./ І заволока – на </text:span><text:span text:style-name="T5">ошроття</text:span><text:span text:style-name="T1"> часу. (П-1:137).</text:span></text:p>
      <text:p text:style-name="P2"/>
      <text:p text:style-name="P1"><text:span text:style-name="T35">Пáверх</text:span><text:span text:style-name="T11">, -у, </text:span><text:span text:style-name="T1">ім., ч., інд.-авт., [2]. </text:span><text:span text:style-name="T12">Похідне від </text:span><text:span text:style-name="T14">па</text:span><text:span text:style-name="T12">... (“подібний”) </text:span><text:span text:style-name="T14">верх</text:span><text:span text:style-name="T12">. Щось, що нагадує верх.</text:span></text:p>
      <text:p text:style-name="P1"><text:span text:style-name="T1">Тут </text:span><text:span text:style-name="T5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ажиття</text:span><text:span text:style-name="T11">, -я, </text:span><text:span text:style-name="T1">ім., с., інд.-авт., [2]. </text:span><text:span text:style-name="T12">Похідне від </text:span><text:span text:style-name="T14">па</text:span><text:span text:style-name="T12">... (“подібний”) і </text:span><text:span text:style-name="T14">життя</text:span><text:span text:style-name="T12">. Щось, що нагадує життя.</text:span></text:p>
      <text:p text:style-name="P1"><text:span text:style-name="T1">Тут паверх, паниз, </text:span><text:span text:style-name="T5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áниз</text:span><text:span text:style-name="T11">, -у, </text:span><text:span text:style-name="T1">ім., ч., інд.-авт., [2]. </text:span><text:span text:style-name="T12">Похідне від </text:span><text:span text:style-name="T14">па</text:span><text:span text:style-name="T12">... (“подібний”) і </text:span><text:span text:style-name="T14">низ</text:span><text:span text:style-name="T12">. Щось, що нагадує низ.</text:span></text:p>
      <text:p text:style-name="P1"><text:span text:style-name="T1">Тут паверх, </text:span><text:span text:style-name="T5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арура</text:span><text:span text:style-name="T11">, -и, </text:span><text:span text:style-name="T1">ім., ж., інд.-авт., [2]. </text:span><text:span text:style-name="T12">Похідне від </text:span><text:span text:style-name="T14">па</text:span><text:span text:style-name="T12">... (“подібний”) і </text:span><text:span text:style-name="T14">рýра</text:span><text:span text:style-name="T12">. Щось, що подібне до рури.</text:span></text:p>
      <text:p text:style-name="P1"><text:span text:style-name="T1">Те безмежжя сил,/ розбурханих од молодого болю,/ ті </text:span><text:span text:style-name="T5">парури</text:span><text:span text:style-name="T1"> </text:span><text:span text:style-name="T1">зусиль… (П-1:57).</text:span></text:p>
      <text:p text:style-name="P2"/>
      <text:p text:style-name="P1"><text:span text:style-name="T35">Пáскін</text:span><text:span text:style-name="T11">, пáскону, </text:span><text:span text:style-name="T1">ім., ч., інд.-авт., [2]. </text:span><text:span text:style-name="T12">Похідне від </text:span><text:span text:style-name="T14">па</text:span><text:span text:style-name="T12">... (“подібний”) і </text:span><text:span text:style-name="T14">скін</text:span><text:span text:style-name="T12">. Щось, що нагадує скін, почуття скону.</text:span></text:p>
      <text:p text:style-name="P1"><text:span text:style-name="T1">Тут паверх, паниз, пажиття і </text:span><text:span text:style-name="T5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2"/>
      <text:p text:style-name="P1"><text:soft-page-break/><text:span text:style-name="T35">Пекельнозóр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екельний </text:span><text:span text:style-name="T12">і </text:span><text:span text:style-name="T14">зір</text:span><text:span text:style-name="T12">.</text:span></text:p>
      <text:p text:style-name="P1"><text:span text:style-name="T1">Мигоче, мов відьмак, паркан </text:span><text:span text:style-name="T5">пекельнозорий</text:span><text:span text:style-name="T1">,/ за голосом покори душа рушає вспак. (П-2:31).</text:span></text:p>
      <text:p text:style-name="P2"/>
      <text:p text:style-name="P1"><text:span text:style-name="T35">Піввагáння</text:span><text:span text:style-name="T11">, -я, </text:span><text:span text:style-name="T1">ім., с., інд.-авт., [2]. </text:span><text:span text:style-name="T12">Похідне від </text:span><text:span text:style-name="T14">пів</text:span><text:span text:style-name="T12"> і </text:span><text:span text:style-name="T14">вагáння</text:span><text:span text:style-name="T12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5">півваганні</text:span><text:span text:style-name="T1"> втяте. (П-1:57).</text:span></text:p>
      <text:p text:style-name="P2"/>
      <text:p text:style-name="P1"><text:span text:style-name="T35">Півдуші</text:span><text:span text:style-name="T11">, півдýш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душі</text:span><text:span text:style-name="T12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5">півдуш</text:span><text:span text:style-name="T1">! </text:span><text:span text:style-name="T1">(П-1:98).</text:span></text:p>
      <text:p text:style-name="P2"/>
      <text:p text:style-name="P1"><text:span text:style-name="T35">Півзáміри</text:span><text:span text:style-name="T11">, -ів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зáміри</text:span><text:span text:style-name="T12">.</text:span></text:p>
      <text:p text:style-name="P1"><text:span text:style-name="T1">О царство півсерць, півнадій, півпричалів,/ </text:span><text:span text:style-name="T5">півзамірів</text:span><text:span text:style-name="T1"> царство, півзмаг і півдуш! (П-1:98).</text:span></text:p>
      <text:p text:style-name="P2"/>
      <text:p text:style-name="P1"><text:span text:style-name="T35">Півзмáги</text:span><text:span text:style-name="T11">, півзмáг, </text:span><text:span text:style-name="T1">ім., мн., інд.-авт., [2], [1а]. </text:span><text:span text:style-name="T12">Похідне від </text:span><text:span text:style-name="T14">пів</text:span><text:span text:style-name="T12"> і </text:span><text:span text:style-name="T14">змагáння</text:span><text:span text:style-name="T12">.</text:span></text:p>
      <text:p text:style-name="P1"><text:span text:style-name="T1">О царство півсерць, півнадій, півпричалів,/ півзамірів царство, </text:span><text:span text:style-name="T5">півзмаг</text:span><text:span text:style-name="T1"> і півдуш! (П-1:98).</text:span></text:p>
      <text:p text:style-name="P2"/>
      <text:p text:style-name="P1"><text:span text:style-name="T35">Півнадíї</text:span><text:span text:style-name="T11">, півнадíй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надíї</text:span><text:span text:style-name="T12">.</text:span></text:p>
      <text:p text:style-name="P1"><text:span text:style-name="T1">О царство півсерць, </text:span><text:span text:style-name="T5">півнадій</text:span><text:span text:style-name="T1">, півпричалів,/ півзамірів царство, </text:span><text:span text:style-name="T1">півзмаг і півдуш! (П-1:98).</text:span></text:p>
      <text:p text:style-name="P2"/>
      <text:p text:style-name="P1"><text:span text:style-name="T35">Півнебéс</text:span><text:span text:style-name="T11">, півнебéс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небесá</text:span><text:span text:style-name="T12">.</text:span></text:p>
      <text:p text:style-name="P1"><text:span text:style-name="T1">І з тих затятих здвоєних ночей/ на </text:span><text:span text:style-name="T5">півнебес</text:span><text:span text:style-name="T1"> зажевріло б іржання/ чи сиваша чи привиду. (П-1:156).</text:span></text:p>
      <text:p text:style-name="P2"/>
      <text:p text:style-name="P1"><text:span text:style-name="T35">Півпричáли</text:span><text:span text:style-name="T11">, -ів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причáли</text:span><text:span text:style-name="T12">.</text:span></text:p>
      <text:p text:style-name="P1"><text:soft-page-break/><text:span text:style-name="T1">О царство півсерць, півнадій, </text:span><text:span text:style-name="T5">півпричалів</text:span><text:span text:style-name="T1">,/ півзамірів царство, півзмаг і півдуш! (П-1:98).</text:span></text:p>
      <text:p text:style-name="P2"/>
      <text:p text:style-name="P1"><text:span text:style-name="T35">Повногóрля</text:span><text:span text:style-name="T11">, -я, </text:span><text:span text:style-name="T1">ім., с., інд.-авт., [8], [1а]. </text:span><text:span text:style-name="T12">Похідне від </text:span><text:span text:style-name="T14">пóвний</text:span><text:span text:style-name="T12"> і </text:span><text:span text:style-name="T14">гóрло</text:span><text:span text:style-name="T12">.</text:span></text:p>
      <text:p text:style-name="P1"><text:span text:style-name="T1">До гори, до рік, до </text:span><text:span text:style-name="T5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2"/>
      <text:p text:style-name="P1"><text:span text:style-name="T35">Позапрóстір</text:span><text:span text:style-name="T11">, -стору, </text:span><text:span text:style-name="T1">ім., ч., інд.-авт., [2]. </text:span><text:span text:style-name="T12">Похідне від </text:span><text:span text:style-name="T14">пóза</text:span><text:span text:style-name="T12"> і </text:span><text:span text:style-name="T14">прóстір</text:span><text:span text:style-name="T12"> – той, що перебуває поза простором.</text:span></text:p>
      <text:p text:style-name="P1"><text:span text:style-name="T1">Як вікна в </text:span><text:span text:style-name="T5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35">Позачáс</text:span><text:span text:style-name="T11">, -у, </text:span><text:span text:style-name="T1">ім., ч., інд.-авт., [2]. </text:span><text:span text:style-name="T12">Похідне від </text:span><text:span text:style-name="T14">пóза</text:span><text:span text:style-name="T12"> і </text:span><text:span text:style-name="T14">час</text:span><text:span text:style-name="T12"> – той, що перебуває поза часом.</text:span></text:p>
      <text:p text:style-name="P1"><text:span text:style-name="T1">Як вікна в позапростір, </text:span><text:span text:style-name="T5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35">Порожньосéрд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орóжній</text:span><text:span text:style-name="T12"> і </text:span><text:span text:style-name="T14">сéрце</text:span><text:span text:style-name="T12">.</text:span></text:p>
      <text:p text:style-name="P1"><text:span text:style-name="T5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2"/>
      <text:p text:style-name="P1"><text:span text:style-name="T35">Потаймир</text:span><text:span text:style-name="T11">, -у, </text:span><text:span text:style-name="T1">ім., ч., інд.-авт., [11] або [10]. </text:span><text:span text:style-name="T16">Похідне від </text:span><text:span text:style-name="T18">потаємний</text:span><text:span text:style-name="T16"> і </text:span><text:span text:style-name="T18">мир</text:span><text:span text:style-name="T16"> (можливо, </text:span><text:span text:style-name="T18">пота</text:span><text:span text:style-name="T19"></text:span><text:span text:style-name="T18">й</text:span><text:span text:style-name="T16"> — скорочення від </text:span><text:span text:style-name="T18">потає</text:span><text:span text:style-name="T19"></text:span><text:span text:style-name="T18">мний</text:span><text:span text:style-name="T16">) </text:span><text:span text:style-name="T17">–</text:span><text:span text:style-name="T1"> </text:span><text:span text:style-name="T16">і</text:span><text:span text:style-name="T12">нший вимір, інший світ.</text:span></text:p>
      <text:p text:style-name="P1"><text:span text:style-name="T1">І десь там гасне </text:span><text:span text:style-name="T5">потаймир</text:span><text:span text:style-name="T1">,/ а між торосами крижин/ я сам-один і – </text:span><text:span text:style-name="T1">враг-вражин… (П-2:15).</text:span></text:p>
      <text:p text:style-name="P2"/>
      <text:p text:style-name="P1"><text:span text:style-name="T35">Пралітá</text:span><text:span text:style-name="T11">, пралíт, </text:span><text:span text:style-name="T1">ім., мн., інд.-авт., [2]. </text:span><text:span text:style-name="T12">Похідне від </text:span><text:span text:style-name="T14">пра</text:span><text:span text:style-name="T12">... (в значенні </text:span><text:span text:style-name="T14">дáвній</text:span><text:span text:style-name="T12">) і </text:span><text:span text:style-name="T14">літá</text:span><text:span text:style-name="T12">. Минулі літа.</text:span></text:p>
      <text:p text:style-name="P1"><text:span text:style-name="T1">Забудься. Стань. І зачекай мене/ на самоті в такому велелюдді,/ де спогади </text:span><text:soft-page-break/><text:span text:style-name="T1">стовбичать, наче судді,/ і пам’ять чвалом </text:span><text:span text:style-name="T5">праліта</text:span><text:span text:style-name="T1"> жене. (П-2:149).</text:span></text:p>
      <text:p text:style-name="P2"/>
      <text:p text:style-name="P1"><text:span text:style-name="T35">Прáпервні</text:span><text:span text:style-name="T11">, -ів, </text:span><text:span text:style-name="T1">ім., мн., інд.-авт., [2]. </text:span><text:span text:style-name="T12">Похідне від </text:span><text:span text:style-name="T14">пра</text:span><text:span text:style-name="T12">...(в значенні </text:span><text:span text:style-name="T14">дáвній</text:span><text:span text:style-name="T12">) і </text:span><text:span text:style-name="T15">пéрвень</text:span><text:span text:style-name="T11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5">прапервні</text:span><text:span text:style-name="T1">. (П-1:57).</text:span></text:p>
      <text:p text:style-name="P2"/>
      <text:p text:style-name="P1"><text:span text:style-name="T35">Призáходи</text:span><text:span text:style-name="T11">, -ів, </text:span><text:span text:style-name="T1">ім., мн., інд.-авт., [2]. </text:span><text:span text:style-name="T11">Час, коли заходить сонце.</text:span></text:p>
      <text:p text:style-name="P1"><text:span text:style-name="T27">Прижухлий клониться пирій/ на </text:span><text:span text:style-name="T28">призаходи</text:span><text:span text:style-name="T27"> дня</text:span><text:span text:style-name="T26">. (П-2:92).</text:span></text:p>
      <text:p text:style-name="P4"/>
      <text:p text:style-name="P1"><text:span text:style-name="T35">Притінь</text:span><text:span text:style-name="T11">, -і, </text:span><text:span text:style-name="T1">ім., ж., інд.-авт., [2]. </text:span><text:span text:style-name="T12">Те саме, що тінь.</text:span></text:p>
      <text:p text:style-name="P1"><text:span text:style-name="T1">Ти тінь. Ти </text:span><text:span text:style-name="T5">притінь</text:span><text:span text:style-name="T1">. Смерк і довгий гуд/ і зелень бань… (П-1:134).</text:span></text:p>
      <text:p text:style-name="P2"/>
      <text:p text:style-name="P1"><text:span text:style-name="T35">Прóростень</text:span><text:span text:style-name="T11">, -стня, </text:span><text:span text:style-name="T1">ім., ч., інд.-авт., [1]. </text:span><text:span text:style-name="T16">Похідне від </text:span><text:span text:style-name="T15">проростáти</text:span><text:span text:style-name="T11">.</text:span></text:p>
      <text:p text:style-name="P1"><text:span text:style-name="T1">І </text:span><text:span text:style-name="T5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2"/>
      <text:p text:style-name="P1"><text:span text:style-name="T35">Протипотíк (</text:span><text:span text:style-name="T13">протипотóки</text:span><text:span text:style-name="T35">)</text:span><text:span text:style-name="T11">, -тóку, </text:span><text:span text:style-name="T1">ім., ч., інд.-авт., [2]. </text:span><text:span text:style-name="T12">Похідне від </text:span><text:span text:style-name="T14">прóти</text:span><text:span text:style-name="T12">... і </text:span><text:span text:style-name="T14">потíк</text:span><text:span text:style-name="T12">.</text:span></text:p>
      <text:p text:style-name="P1"><text:span text:style-name="T1">Розбратані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35">Пружноголóс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рýжний</text:span><text:span text:style-name="T12"> і </text:span><text:span text:style-name="T14">гóлос</text:span><text:span text:style-name="T12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5">пружноголосий</text:span><text:span text:style-name="T1"> барвить хор. (П-2:277).</text:span></text:p>
      <text:p text:style-name="P2"/>
      <text:p text:style-name="P1"><text:span text:style-name="T35">Пург-сніги</text:span><text:span text:style-name="T11">, -ів, </text:span><text:span text:style-name="T1">ім., мн., інд.-авт., [9]. </text:span><text:span text:style-name="T12">Похідне від </text:span><text:span text:style-name="T14">пургá</text:span><text:span text:style-name="T12"> і </text:span><text:span text:style-name="T14">сніги</text:span><text:span text:style-name="T12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</text:span><text:soft-page-break/><text:span text:style-name="T1">заблуклий в сопках пестун/ скоро/ без ведмедиці в </text:span><text:span text:style-name="T5">пург-снігах</text:span><text:span text:style-name="T1">/ згине. (П-2:17).</text:span></text:p>
      <text:p text:style-name="P2"/>
      <text:p text:style-name="P1"><text:span text:style-name="T35">Рáдощі-жалí</text:span><text:span text:style-name="T39">, </text:span><text:span text:style-name="T11">рáдоще-жалíв, </text:span><text:span text:style-name="T1">ім., мн., інд.-авт., [9]. </text:span><text:span text:style-name="T12">Похідне від </text:span><text:span text:style-name="T14">рáдощі</text:span><text:span text:style-name="T12"> і </text:span><text:span text:style-name="T14">жалі</text:span><text:span text:style-name="T12">.</text:span></text:p>
      <text:p text:style-name="P1"><text:span text:style-name="T1">…де розкошує маячня/ моїх далеких недобутих марень/ в калейдоскопі </text:span><text:span text:style-name="T5">радоще-жалів</text:span><text:span text:style-name="T1">… (П-1:206-207).</text:span></text:p>
      <text:p text:style-name="P2"/>
      <text:p text:style-name="P1"><text:span text:style-name="T35">РозбрÁтаний</text:span><text:span text:style-name="T11">, -а, -е, </text:span><text:span text:style-name="T1">інд.-авт., [1]. </text:span><text:span text:style-name="T11">Дієпр. пас. мин. ч. до </text:span><text:span text:style-name="T15">розбратáти</text:span><text:span text:style-name="T11"> – перервати, припинити дружбу, посварити кого-небудь з кимсь.</text:span></text:p>
      <text:p text:style-name="P1"><text:span text:style-name="T5">Розбратані</text:span><text:span text:style-name="T1">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35">Розпелюстити</text:span><text:span text:style-name="T11">, -щу, -щиш, дієсл., </text:span><text:span text:style-name="T1">док., перех., інд.-авт., [4]. </text:span><text:span text:style-name="T12">Похідне від </text:span><text:span text:style-name="T14">пелюстки</text:span><text:span text:style-name="T12">. Розкрити, як пелюстки.</text:span></text:p>
      <text:p text:style-name="P1"><text:span text:style-name="T1">Треба щедро – серцем одним, устами/ ледь розпуклими – </text:span><text:span text:style-name="T5">розпелюстити</text:span><text:span text:style-name="T1"> втіхи гін,/ всевідради! Сонце бо йде – за нами. (П-1:106).</text:span></text:p>
      <text:p text:style-name="P2"/>
      <text:p text:style-name="P1"><text:span text:style-name="T35">Рясночóл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рясний </text:span><text:span text:style-name="T12">і </text:span><text:span text:style-name="T14">чолó</text:span><text:span text:style-name="T12">.</text:span></text:p>
      <text:p text:style-name="P1"><text:span text:style-name="T1">Я, певне, яблуня була,/ паморочила світ довкола,/ в рясному цвіті </text:span><text:span text:style-name="T5">рясночола</text:span><text:span text:style-name="T1">/ тужила, ніжилась, жила. (П-2:296).</text:span></text:p>
      <text:p text:style-name="P2"/>
      <text:p text:style-name="P1"><text:span text:style-name="T35">Самовивищ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вивищення</text:span><text:span text:style-name="T12">.</text:span></text:p>
      <text:p text:style-name="P1"><text:span text:style-name="T1">Оце, життя, твої дороги/ </text:span><text:span text:style-name="T5">самовивищень</text:span><text:span text:style-name="T1">, як наруг. (П-2:107).</text:span></text:p>
      <text:p text:style-name="P2"/>
      <text:p text:style-name="P1"><text:span text:style-name="T35">Самовóля</text:span><text:span text:style-name="T11">, -і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вóля</text:span><text:span text:style-name="T12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5">самоволь</text:span><text:span text:style-name="T1">, покори і сваволь. (П-1:56).</text:span></text:p>
      <text:p text:style-name="P2"/>
      <text:p text:style-name="P1"><text:span text:style-name="T35">Самовоскресí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oft-page-break/><text:span text:style-name="T14">воскресíння</text:span><text:span text:style-name="T12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5">самовоскресіння</text:span><text:span text:style-name="T1">. (П-2:150).</text:span></text:p>
      <text:p text:style-name="P2"/>
      <text:p text:style-name="P1"><text:span text:style-name="T35">Самовтéча</text:span><text:span text:style-name="T11">, -і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втéча</text:span><text:span text:style-name="T12">.</text:span></text:p>
      <text:p text:style-name="P1"><text:span text:style-name="T1">Доброму і злому/ кажи межу і позначи шляхи/ для </text:span><text:span text:style-name="T5">самовтечі</text:span><text:span text:style-name="T1">. (П-</text:span><text:span text:style-name="T1">2:136).</text:span></text:p>
      <text:p text:style-name="P2"/>
      <text:p text:style-name="P1"><text:span text:style-name="T35">Самодóкíр</text:span><text:span text:style-name="T11">, самодóкóру, </text:span><text:span text:style-name="T1">ім., ч., інд.-авт., [9а]. </text:span><text:span text:style-name="T12">Похідне від </text:span><text:span text:style-name="T14">сáмо</text:span><text:span text:style-name="T12">... і </text:span><text:span text:style-name="T14">дóкíр</text:span><text:span text:style-name="T12">.</text:span></text:p>
      <text:p text:style-name="P1"><text:span text:style-name="T1">Не вір – ні долі, ні собі не вір,/ а спроневіра і </text:span><text:span text:style-name="T5">самодокір</text:span><text:span text:style-name="T1">/ і змерзлий крик, що грудкою у горлі/ засів мов кляп – то все неначе дріт/ колючий. (П-2:290).</text:span></text:p>
      <text:p text:style-name="P2"/>
      <text:p text:style-name="P1"><text:span text:style-name="T35">Самодосáд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досáда</text:span><text:span text:style-name="T12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5">самодосад</text:span><text:span text:style-name="T1">… (П-1:55).</text:span></text:p>
      <text:p text:style-name="P2"/>
      <text:p text:style-name="P1"><text:span text:style-name="T35">Самодохóд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дохóдження</text:span><text:span text:style-name="T12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5">самодоходжень</text:span><text:span text:style-name="T1">/ зухвалий холод і зухвалий жах. (П-2:118).</text:span></text:p>
      <text:p text:style-name="P2"/>
      <text:p text:style-name="P1"><text:span text:style-name="T35">Самозаборóн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заборóна</text:span><text:span text:style-name="T12">.</text:span></text:p>
      <text:p text:style-name="P1"><text:span text:style-name="T1">Нам ряд утрачено. Раптових спроб/ назубрені шпилі – ото єдине,/ що вирвалося з </text:span><text:span text:style-name="T5">самозаборон</text:span><text:span text:style-name="T1">,/ які дарують небеса щедротні… (П-2:100).</text:span></text:p>
      <text:p text:style-name="P2"/>
      <text:p text:style-name="P1"><text:span text:style-name="T35">Самонабли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ближення</text:span><text:span text:style-name="T12">.</text:span></text:p>
      <text:p text:style-name="P1"><text:span text:style-name="T1">…весь той чар/ </text:span><text:span text:style-name="T5">самонаближень</text:span><text:span text:style-name="T1">, упізнань і врочень,/ що визріли у невіді душевній/ і стежать стежать стежать зизим оком,/ ачи я втраплю на свою стежу… (П-1:121).</text:span></text:p>
      <text:p text:style-name="P2"><text:soft-page-break/></text:p>
      <text:p text:style-name="P1"><text:span text:style-name="T35">Самонарік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рікáння</text:span><text:span text:style-name="T12">.</text:span></text:p>
      <text:p text:style-name="P1"><text:span text:style-name="T1">Ні, не впадай у біль – до </text:span><text:span text:style-name="T5">самонаріканняи</text:span><text:span text:style-name="T1">./ О, не впадай у біль – його, як меч, піднось. (П-2:155).</text:span></text:p>
      <text:p text:style-name="P2"/>
      <text:p text:style-name="P1"><text:span text:style-name="T35">Самонарóд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рóдження</text:span><text:span text:style-name="T12">.</text:span></text:p>
      <text:p text:style-name="P1"><text:span text:style-name="T1">Оце </text:span><text:span text:style-name="T5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2"/>
      <text:p text:style-name="P1"><text:span text:style-name="T35">Самонаростáти</text:span><text:span text:style-name="T11">, -áю, -áєш, дієсл., </text:span><text:span text:style-name="T1">недок., перех., інд.-авт., [9а]. </text:span><text:span text:style-name="T12">Похідне від </text:span><text:span text:style-name="T14">сáмо</text:span><text:span text:style-name="T12">... і </text:span><text:span text:style-name="T14">наростáти</text:span><text:span text:style-name="T12">.</text:span></text:p>
      <text:p text:style-name="P1"><text:span text:style-name="T1">Неначе дзвін – поезія. Гуде/ і </text:span><text:span text:style-name="T5">самонаростає</text:span><text:span text:style-name="T1"> аж до повні… (П-2:150).</text:span></text:p>
      <text:p text:style-name="P2"/>
      <text:p text:style-name="P1"><text:span text:style-name="T35">Самоофíр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3">офíра</text:span><text:span text:style-name="T11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5">самоофіри</text:span><text:span text:style-name="T1"> й самовоскресіння. (П-2:150).</text:span></text:p>
      <text:p text:style-name="P2"/>
      <text:p text:style-name="P1"><text:span text:style-name="T35">Самопал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алáння</text:span><text:span text:style-name="T12">.</text:span></text:p>
      <text:p text:style-name="P1"><text:span text:style-name="T1">О як нестерпно хочеться подовжень/ і невигасного </text:span><text:span text:style-name="T5">самопалання</text:span><text:span text:style-name="T1">! (П-2:130).</text:span></text:p>
      <text:p text:style-name="P2"/>
      <text:p text:style-name="P1"><text:span text:style-name="T35">Самоперерост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ереростáння</text:span><text:span text:style-name="T12">.</text:span></text:p>
      <text:p text:style-name="P1"><text:span text:style-name="T1">Отак: живи – і скній, живи – і скній,/ і як дійдеш </text:span><text:span text:style-name="T5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2"/>
      <text:p text:style-name="P1"><text:span text:style-name="T35">Самопідтвéрджувати</text:span><text:span text:style-name="T11">, -ую, уєш, дієсл., </text:span><text:span text:style-name="T1">недок., перех., інд.-авт., [9а]. </text:span><text:span text:style-name="T12">Похідне від </text:span><text:span text:style-name="T14">сáмо</text:span><text:span text:style-name="T12">... і </text:span><text:span text:style-name="T14">підтвéрджувати</text:span><text:span text:style-name="T12">.</text:span></text:p>
      <text:p text:style-name="P1"><text:span text:style-name="T1">Ще, слава Богу, тьмяний стовбур совісті/ признатись може весь до </text:span><text:soft-page-break/><text:span text:style-name="T1">незбагненного,/ котре </text:span><text:span text:style-name="T5">самопідтверджує</text:span><text:span text:style-name="T1"> її/ і втаємничує… (П-2:101).</text:span></text:p>
      <text:p text:style-name="P2"/>
      <text:p text:style-name="P1"><text:span text:style-name="T35">Самопогиб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погиба</text:span><text:span text:style-name="T12">.</text:span></text:p>
      <text:p text:style-name="P1"><text:span text:style-name="T27">Господи, Господи, о осторонь/ душі гулкі, що, заслухані в тугу,/ немочі власної люблять наругу,/ </text:span><text:span text:style-name="T28">самопогиби</text:span><text:span text:style-name="T27"> високий огонь</text:span><text:span text:style-name="T26">. (П-2:74-75).</text:span></text:p>
      <text:p text:style-name="P4"/>
      <text:p text:style-name="P1"><text:span text:style-name="T41">Самоподóвжений</text:span><text:span text:style-name="T24">, -а, -е, </text:span><text:span text:style-name="T2">прикм., </text:span><text:span text:style-name="T27">інд.-авт., [</text:span><text:span text:style-name="T2">9а</text:span><text:span text:style-name="T27">]. </text:span><text:span text:style-name="T12">Похідне від </text:span><text:span text:style-name="T14">сáмо</text:span><text:span text:style-name="T12">... і </text:span><text:span text:style-name="T14">подóвжений</text:span><text:span text:style-name="T12">.</text:span></text:p>
      <text:p text:style-name="P1"><text:span text:style-name="T1">Хто б збагнув/ оці дороги – без кінця і краю/ </text:span><text:span text:style-name="T5">самоподовжені</text:span><text:span text:style-name="T1">? (П-2:100).</text:span></text:p>
      <text:p text:style-name="P2"/>
      <text:p text:style-name="P1"><text:span text:style-name="T35">Самопомин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оминáння</text:span><text:span text:style-name="T12">.</text:span></text:p>
      <text:p text:style-name="P1"><text:span text:style-name="T27">Ти загубився в горі – не знайтись/ у чорноводді змовклого волання,/ в ропі чекань і </text:span><text:span text:style-name="T28">самопоминання</text:span><text:span text:style-name="T27">/ і гуку, що доносить благовість</text:span><text:span text:style-name="T26">. (П-2:111).</text:span></text:p>
      <text:p text:style-name="P4"/>
      <text:p text:style-name="P1"><text:span text:style-name="T35">Самопоста</text:span><text:span text:style-name="T36"></text:span><text:span text:style-name="T35">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остання (</text:span><text:span text:style-name="T12">від </text:span><text:span text:style-name="T14">поставáння)</text:span><text:span text:style-name="T12">.</text:span></text:p>
      <text:p text:style-name="P1"><text:span text:style-name="T1">По ліву руку – древній, аж до ер/ </text:span><text:span text:style-name="T5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2"/>
      <text:p text:style-name="P1"><text:span text:style-name="T35">Самопромин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роминáння</text:span><text:span text:style-name="T12">.</text:span></text:p>
      <text:p text:style-name="P1"><text:span text:style-name="T1">В дорозі довгих </text:span><text:span text:style-name="T5">самопроминань</text:span><text:span text:style-name="T1">/ під знадою земного притягання/ проносяться від ранку до смеркання. (П-1:44).</text:span></text:p>
      <text:p text:style-name="P2"/>
      <text:p text:style-name="P1"><text:span text:style-name="T35">Самопротистоя</text:span><text:span text:style-name="T36"></text:span><text:span text:style-name="T35">ння</text:span><text:span text:style-name="T39">, -</text:span><text:span text:style-name="T11">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ротистояння</text:span><text:span text:style-name="T12">.</text:span></text:p>
      <text:p text:style-name="P1"><text:span text:style-name="T1">О вирвись, залишивши вирву/ у грудях, і роздмухай грань/ моїх </text:span><text:span text:style-name="T5">самопротистоянь</text:span><text:span text:style-name="T1">/ і дай напитися з потиру. (П-2:195).</text:span></text:p>
      <text:p text:style-name="P2"><text:soft-page-break/></text:p>
      <text:p text:style-name="P1"><text:span text:style-name="T35">Самострíл</text:span><text:span text:style-name="T11">, -у, </text:span><text:span text:style-name="T1">ім., ч., інд.-авт., [8], [1а]. </text:span><text:span text:style-name="T16">Похідне від </text:span><text:span text:style-name="T14">сáмо</text:span><text:span text:style-name="T12">... і </text:span><text:span text:style-name="T14">стріляти</text:span><text:span text:style-name="T12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5">самостріл</text:span><text:span text:style-name="T1">. (П-2:275).</text:span></text:p>
      <text:p text:style-name="P2"/>
      <text:p text:style-name="P1"><text:span text:style-name="T35">Самострумув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струмувáння</text:span><text:span text:style-name="T12">.</text:span></text:p>
      <text:p text:style-name="P1"><text:span text:style-name="T1">…аби в останньому пориві,/ у плині </text:span><text:span text:style-name="T5">самострумувань</text:span><text:span text:style-name="T1">/ ураз зайти за власну грань,/ пірнути в смертні переливи. (П-1:169).</text:span></text:p>
      <text:p text:style-name="P2"/>
      <text:p text:style-name="P1"><text:span text:style-name="T35">Самотинний</text:span><text:span text:style-name="T11">, -а, -е, </text:span><text:span text:style-name="T2">прикм., </text:span><text:span text:style-name="T1">інд.-авт., [1]. Похідне від </text:span><text:span text:style-name="T8">самоти</text:span><text:span text:style-name="T7"></text:span><text:span text:style-name="T8">на</text:span><text:span text:style-name="T9">.</text:span><text:span text:style-name="T8"> </text:span><text:span text:style-name="T22">Який </text:span><text:span text:style-name="T11">здійснюється, відбувається і т. ін. без інших; самітній.</text:span></text:p>
      <text:p text:style-name="P1"><text:span text:style-name="T1">Спиваєш тугу </text:span><text:span text:style-name="T5">самотинну</text:span><text:span text:style-name="T1">/ і душу, мов малу дитину,/ до рання присипляєш: спи. (П-2:182).</text:span></text:p>
      <text:p text:style-name="P2"/>
      <text:p text:style-name="P1"><text:span text:style-name="T35">Самоуник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уникáння</text:span><text:span text:style-name="T12">. Уникання самого себе.</text:span></text:p>
      <text:p text:style-name="P1"><text:span text:style-name="T1">Коли спромога </text:span><text:span text:style-name="T5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2"/>
      <text:p text:style-name="P1"><text:span text:style-name="T35">Світи-галаї</text:span><text:span text:style-name="T36"></text:span><text:span text:style-name="T35">, </text:span><text:span text:style-name="T11">світі</text:span><text:span text:style-name="T14"></text:span><text:span text:style-name="T11">в-галаї</text:span><text:span text:style-name="T14"></text:span><text:span text:style-name="T11">в, </text:span><text:span text:style-name="T1">ім., мн., інд.-авт., [9]. </text:span><text:span text:style-name="T12">Похідне від </text:span><text:span text:style-name="T14">світ</text:span><text:span text:style-name="T12"> і </text:span><text:span text:style-name="T14">галай</text:span><text:span text:style-name="T12"> (“галáсвіта” – світ за очі). Далекі світи.</text:span></text:p>
      <text:p text:style-name="P1"><text:span text:style-name="T1">На тебе чатують </text:span><text:span text:style-name="T5">світи–галаї</text:span><text:span text:style-name="T1">./ Прощальний – як подим пожарищ – той спогад. (П-1:98).</text:span></text:p>
      <text:p text:style-name="P2"/>
      <text:p text:style-name="P1"><text:span text:style-name="T35">Себекрáй</text:span><text:span text:style-name="T11">, -ю, </text:span><text:span text:style-name="T1">ім., ч., інд.-авт., [11]. </text:span><text:span text:style-name="T12">Похідне від </text:span><text:span text:style-name="T14">себé</text:span><text:span text:style-name="T12"> і </text:span><text:span text:style-name="T14">край</text:span><text:span text:style-name="T12">.</text:span></text:p>
      <text:p text:style-name="P1"><text:span text:style-name="T1">І все то – зá: дарунок сили/ за </text:span><text:span text:style-name="T5">себекраєм</text:span><text:span text:style-name="T1">: на, візьми,/ аби дороги доль гуділи/ всіма серцями і грудьми. (П-1:100); оця утеча геть за </text:span><text:span text:style-name="T5">себекрай</text:span><text:span text:style-name="T1"> - / то ніби виснений в дитинстві син… (П-1:203).</text:span></text:p>
      <text:p text:style-name="P3"/>
      <text:p text:style-name="P1"><text:soft-page-break/><text:span text:style-name="T35">Семигóри</text:span><text:span text:style-name="T11">, -гíр, </text:span><text:span text:style-name="T1">ім., мн., інд.-авт., [8]. </text:span><text:span text:style-name="T12">Похідне від </text:span><text:span text:style-name="T14">сім</text:span><text:span text:style-name="T12"> і </text:span><text:span text:style-name="T14">гóри</text:span><text:span text:style-name="T12">.</text:span></text:p>
      <text:p text:style-name="P1"><text:span text:style-name="T2">І що кигиче в мертвій цій пустелі?/ Киги-киги – мов чайка з-над Дніпра./ О </text:span><text:span text:style-name="T6">семигори</text:span><text:span text:style-name="T2"> горя, цвинтар велій,/ і я тут згину, як прийде пора? (П-1:100).</text:span></text:p>
      <text:p text:style-name="P3"/>
      <text:p text:style-name="P1"><text:span text:style-name="T35">Серцеóк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сéрце</text:span><text:span text:style-name="T12"> і </text:span><text:span text:style-name="T14">óко</text:span><text:span text:style-name="T12">.</text:span></text:p>
      <text:p text:style-name="P1"><text:span text:style-name="T2">Сто плах перейди, </text:span><text:span text:style-name="T6">серцеокий</text:span><text:span text:style-name="T2">,/ сто плах, сто багать, сто голгоф… (П-1:180).</text:span></text:p>
      <text:p text:style-name="P3"/>
      <text:p text:style-name="P1"><text:span text:style-name="T35">Словотéча</text:span><text:span text:style-name="T11">, -і, </text:span><text:span text:style-name="T1">ім., ж., інд.-авт., [8], [1а]. </text:span><text:span text:style-name="T12">Похідне від </text:span><text:span text:style-name="T14">слóво</text:span><text:span text:style-name="T12"> і </text:span><text:span text:style-name="T14">текти</text:span><text:span text:style-name="T12">. Потік слів.</text:span></text:p>
      <text:p text:style-name="P1"><text:span text:style-name="T27">Слова, слова, слова – задосить </text:span><text:span text:style-name="T28">словотечі</text:span><text:span text:style-name="T27">,/ німують бо предтечі, </text:span><text:span text:style-name="T27">доба гряде нова. (П-2:292).</text:span></text:p>
      <text:p text:style-name="P5"/>
      <text:p text:style-name="P1"><text:span text:style-name="T35">Смертеіснувáння</text:span><text:span text:style-name="T11">, -я, </text:span><text:span text:style-name="T1">ім., с., інд.-авт., [9а]. </text:span><text:span text:style-name="T12">Похідне від </text:span><text:span text:style-name="T14">смерть</text:span><text:span text:style-name="T12"> і </text:span><text:span text:style-name="T14">існувáння</text:span><text:span text:style-name="T12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6">смертеіснування</text:span><text:span text:style-name="T2"> й життєсмерть. (П-1:83).</text:span></text:p>
      <text:p text:style-name="P3"/>
      <text:p text:style-name="P1"><text:span text:style-name="T35">Снíння</text:span><text:span text:style-name="T11">, -нь, </text:span><text:span text:style-name="T1">ім., мн., інд.-авт., [1]. </text:span><text:span text:style-name="T12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6">снінь</text:span><text:span text:style-name="T2"> моїх озерце шарлатове/ лямує обережок начувань… (П-1:121).</text:span></text:p>
      <text:p text:style-name="P3"/>
      <text:p text:style-name="P1"><text:span text:style-name="T35">Солодкомолóка</text:span><text:span text:style-name="T11">, -е, </text:span><text:span text:style-name="T2">прикм., </text:span><text:span text:style-name="T1">інд.-авт., [15а]. </text:span><text:span text:style-name="T12">Похідне від </text:span><text:span text:style-name="T14">солóдкий</text:span><text:span text:style-name="T12"> і </text:span><text:span text:style-name="T14">молокó</text:span><text:span text:style-name="T12">.</text:span></text:p>
      <text:p text:style-name="P1"><text:span text:style-name="T2">Ти десь за край світу, як птаха моя білогруда,/ </text:span><text:span text:style-name="T6">солодкомолока</text:span><text:span text:style-name="T2">, два </text:span><text:span text:style-name="T2">ока - мигдалі сумні. (П-2:161).</text:span></text:p>
      <text:p text:style-name="P3"/>
      <text:p text:style-name="P1"><text:span text:style-name="T35">Сон-комишí</text:span><text:span text:style-name="T11">, -ів, </text:span><text:span text:style-name="T1">ім., мн., інд.-авт., [9]. </text:span><text:span text:style-name="T12">Похідне від </text:span><text:span text:style-name="T14">сон</text:span><text:span text:style-name="T12"> і </text:span><text:span text:style-name="T14">комиш</text:span><text:span text:style-name="T12">.</text:span></text:p>
      <text:p text:style-name="P1"><text:span text:style-name="T2">І в серця на споді, в осерді душі/ ішли нашорошені </text:span><text:span text:style-name="T6">сон-комиші</text:span><text:span text:style-name="T2">. (П-2:61).</text:span></text:p>
      <text:p text:style-name="P3"/>
      <text:p text:style-name="P1"><text:soft-page-break/><text:span text:style-name="T35">Сонцелéт</text:span><text:span text:style-name="T11">, -у, </text:span><text:span text:style-name="T1">ім., ч., інд.-авт., [9а]. </text:span><text:span text:style-name="T12">Похідне від </text:span><text:span text:style-name="T14">сóнце </text:span><text:span text:style-name="T12">і </text:span><text:span text:style-name="T14">лет</text:span><text:span text:style-name="T12">.</text:span></text:p>
      <text:p text:style-name="P1"><text:span text:style-name="T2">Зворохобилися айстри/ приосіннім </text:span><text:span text:style-name="T6">сонцелетом</text:span><text:span text:style-name="T2">,/ проминальною порою/ падолистом деручким. (П-1:92).</text:span></text:p>
      <text:p text:style-name="P3"/>
      <text:p text:style-name="P1"><text:span text:style-name="T35">Сонцепруг</text:span><text:span text:style-name="T11">, -а, </text:span><text:span text:style-name="T1">ім., ч., інд.-авт., [9а]. </text:span><text:span text:style-name="T12">Похідне від </text:span><text:span text:style-name="T14">сóнце</text:span><text:span text:style-name="T12"> і </text:span><text:span text:style-name="T14">пруг</text:span><text:span text:style-name="T12">.</text:span></text:p>
      <text:p text:style-name="P1"><text:span text:style-name="T2">Як боляче ряхкоче </text:span><text:span text:style-name="T6">сонцепруг</text:span><text:span text:style-name="T2">!/ Як – далина! (П-2:64).</text:span></text:p>
      <text:p text:style-name="P3"/>
      <text:p text:style-name="P1"><text:span text:style-name="T35">Спах</text:span><text:span text:style-name="T11">, -у, </text:span><text:span text:style-name="T1">ім., ч., інд.-авт., [1а]. </text:span><text:span text:style-name="T16">Похідне від </text:span><text:span text:style-name="T15">спахáти</text:span><text:span text:style-name="T11">, </text:span><text:span text:style-name="T15">спалáхувати</text:span><text:span text:style-name="T11">.</text:span></text:p>
      <text:p text:style-name="P1"><text:span text:style-name="T2">По голубих лугах, мов голуб,/ кошлатих сонць шугає </text:span><text:span text:style-name="T6">спах</text:span><text:span text:style-name="T2">. (П-1:157).</text:span></text:p>
      <text:p text:style-name="P3"/>
      <text:p text:style-name="P1"><text:span text:style-name="T35">Спередвікíв</text:span><text:span text:style-name="T11">, </text:span><text:span text:style-name="T1">незм., </text:span><text:span text:style-name="T4">присл., </text:span><text:span text:style-name="T1">інд.-авт., [11]. </text:span><text:span text:style-name="T16">Похідне від </text:span><text:span text:style-name="T13">спе</text:span><text:span text:style-name="T14"></text:span><text:span text:style-name="T13">ред </text:span><text:span text:style-name="T22">і </text:span><text:span text:style-name="T13">вікі</text:span><text:span text:style-name="T14"></text:span><text:span text:style-name="T13">в</text:span><text:span text:style-name="T11">.</text:span></text:p>
      <text:p text:style-name="P1"><text:span text:style-name="T2">Ви вбивці, ви ненатлі нелюди/ </text:span><text:span text:style-name="T6">спередвіків</text:span><text:span text:style-name="T2">,/ а ми припізнені аеди,/ наш злочин – спів. (П-2:94).</text:span></text:p>
      <text:p text:style-name="P3"/>
      <text:p text:style-name="P1"><text:span text:style-name="T35">Спередодня</text:span><text:span text:style-name="T11">, </text:span><text:span text:style-name="T1">незм., </text:span><text:span text:style-name="T2">присл.,</text:span><text:span text:style-name="T16"> </text:span><text:span text:style-name="T1">інд.-авт., [11]. </text:span><text:span text:style-name="T12">Похідне від </text:span><text:span text:style-name="T14">спéред</text:span><text:span text:style-name="T12"> і </text:span><text:span text:style-name="T14">день</text:span><text:span text:style-name="T12">.</text:span></text:p>
      <text:p text:style-name="P1"><text:span text:style-name="T2">Було ж: </text:span><text:span text:style-name="T6">спередодня</text:span><text:span text:style-name="T2">/ так довго трембітало,/ за тим світати стало - / прожогом, навмання. (П-1:126).</text:span></text:p>
      <text:p text:style-name="P3"/>
      <text:p text:style-name="P1"><text:span text:style-name="T35">Ставітри</text:span><text:span text:style-name="T11">, -íв, </text:span><text:span text:style-name="T1">ім., мн., інд.-авт., [9а]. </text:span><text:span text:style-name="T12">Похідне від </text:span><text:span text:style-name="T14">сто </text:span><text:span text:style-name="T12">і</text:span><text:span text:style-name="T14"> вітри</text:span><text:span text:style-name="T12">.</text:span></text:p>
      <text:p text:style-name="P1"><text:span text:style-name="T2">На цих шалених </text:span><text:span text:style-name="T6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3"/>
      <text:p text:style-name="P1"><text:span text:style-name="T35">Стасвіти</text:span><text:span text:style-name="T11">, -ів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світи</text:span><text:span text:style-name="T12">.</text:span></text:p>
      <text:p text:style-name="P1"><text:span text:style-name="T2">О те моє відьомське вариво, та колотнеча </text:span><text:span text:style-name="T6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3"/>
      <text:p text:style-name="P1"><text:span text:style-name="T35">Стобагáття</text:span><text:span text:style-name="T11">, -я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багáття</text:span><text:span text:style-name="T12">.</text:span></text:p>
      <text:p text:style-name="P1"><text:span text:style-name="T2">Я – незалежний, серце бо студене/ згубило давній жар на </text:span><text:span text:style-name="T6">стобагатті</text:span><text:span text:style-name="T2"> мук. (П-2:191).</text:span></text:p>
      <text:p text:style-name="P3"/>
      <text:p text:style-name="P1"><text:soft-page-break/><text:span text:style-name="T35">Стогóри</text:span><text:span text:style-name="T11">, стогíр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гóри</text:span><text:span text:style-name="T12">.</text:span></text:p>
      <text:p text:style-name="P1"><text:span text:style-name="T2">Я вийду в ніч, я позирну туди,/ де захід за </text:span><text:span text:style-name="T6">стогорами</text:span><text:span text:style-name="T2"> палає. (П-2:13); Там, за кандзюбою </text:span><text:span text:style-name="T6">стогір</text:span><text:span text:style-name="T2">,/ за кайданами стриму/ збігає вік – наперекір/ огню притомі диму. (П-2:285).</text:span></text:p>
      <text:p text:style-name="P3"/>
      <text:p text:style-name="P1"><text:span text:style-name="T35">Стодум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сто</text:span><text:span text:style-name="T12"> і </text:span><text:span text:style-name="T14">дýмати</text:span><text:span text:style-name="T12">.</text:span></text:p>
      <text:p text:style-name="P1"><text:span text:style-name="T2">Як чорногуз при березі, </text:span><text:span text:style-name="T6">стодумний</text:span><text:span text:style-name="T2">/ став Пан-Господь і молиться…(П-2:60).</text:span></text:p>
      <text:p text:style-name="P3"/>
      <text:p text:style-name="P1"><text:span text:style-name="T35">Стожалí</text:span><text:span text:style-name="T11">, -íв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жалí</text:span><text:span text:style-name="T12">.</text:span></text:p>
      <text:p text:style-name="P1"><text:span text:style-name="T2">Та за тобою небо запалало,/ овогнене грозою </text:span><text:span text:style-name="T6">стожалів</text:span><text:span text:style-name="T2">. (П-2:68).</text:span></text:p>
      <text:p text:style-name="P3"/>
      <text:p text:style-name="P1"><text:span text:style-name="T35">Стожáло</text:span><text:span text:style-name="T11">, </text:span><text:span text:style-name="T1">присл., інд.-авт., [9а]. </text:span><text:span text:style-name="T12">Похідне від </text:span><text:span text:style-name="T14">сто</text:span><text:span text:style-name="T12"> і </text:span><text:span text:style-name="T14">жáло</text:span><text:span text:style-name="T12">.</text:span></text:p>
      <text:p text:style-name="P1"><text:span text:style-name="T2">Тота сльоза тебе іспопелить,/ і лютий зойк завруниться </text:span><text:span text:style-name="T6">стожало</text:span><text:span text:style-name="T2">/ ланами й луками. (П-1:144).</text:span></text:p>
      <text:p text:style-name="P3"/>
      <text:p text:style-name="P1"><text:span text:style-name="T35">Стож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жáльний</text:span><text:span text:style-name="T12">.</text:span></text:p>
      <text:p text:style-name="P1"><text:span text:style-name="T2">Куріє руїна. Кривавим стікає потоком,/ і сонце татарське – </text:span><text:span text:style-name="T6">стожальне</text:span><text:span text:style-name="T2"> – разить наповал. (П-1:45).</text:span></text:p>
      <text:p text:style-name="P3"/>
      <text:p text:style-name="P1"><text:span text:style-name="T35">Стожáр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сто</text:span><text:span text:style-name="T12"> і </text:span><text:span text:style-name="T14">жáрити</text:span><text:span text:style-name="T12">.</text:span></text:p>
      <text:p text:style-name="P1"><text:span text:style-name="T2">Сяде сонце на сопку, скаженіє бичарня,/ заховайся в коробку там, де сонце </text:span><text:span text:style-name="T6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6">стожарний/ </text:span><text:span text:style-name="T2">пожежний виквіт довгих скрух. (П-2:184).</text:span></text:p>
      <text:p text:style-name="P3"/>
      <text:p text:style-name="P1"><text:span text:style-name="T35">Стожурбá</text:span><text:span text:style-name="T11">, -и, </text:span><text:span text:style-name="T1">ім., ж., інд.-авт., </text:span><text:span text:style-name="T31">[9а]., </text:span><text:span text:style-name="T26">Пох</text:span><text:span text:style-name="T1">ідне від </text:span><text:span text:style-name="T7">сто</text:span><text:span text:style-name="T2"> і </text:span><text:span text:style-name="T7">журбá</text:span><text:span text:style-name="T2">.</text:span><text:span text:style-name="T31"> </text:span></text:p>
      <text:p text:style-name="P1"><text:span text:style-name="T2">Пропадіть, аеродроми,/ спопеліться в </text:span><text:span text:style-name="T6">стожурбі</text:span><text:span text:style-name="T2">. (П-1:159).</text:span></text:p>
      <text:p text:style-name="P3"/>
      <text:p text:style-name="P1"><text:span text:style-name="T35">Стозлотопелюстки</text:span><text:span text:style-name="T11">, -ів, </text:span><text:span text:style-name="T1">ім., мн., інд.-авт., [9а]. </text:span><text:span text:style-name="T12">Похідне від </text:span><text:span text:style-name="T14">сто, золотий</text:span><text:span text:style-name="T12"> і </text:span><text:span text:style-name="T14">пелюстки</text:span><text:span text:style-name="T12">.</text:span></text:p>
      <text:p text:style-name="P1"><text:soft-page-break/><text:span text:style-name="T2">Як сонях сонце п’є/ </text:span><text:span text:style-name="T6">стозлотопелюстками</text:span><text:span text:style-name="T2">,/ де хата постає - / ковчегом над роками. (П-2:18).</text:span></text:p>
      <text:p text:style-name="P3"/>
      <text:p text:style-name="P1"><text:span text:style-name="T35">Стозмíй</text:span><text:span text:style-name="T11">, -я, </text:span><text:span text:style-name="T1">ім., ч., інд.-авт., [9а]. </text:span><text:span text:style-name="T12">Похідне від </text:span><text:span text:style-name="T14">сто</text:span><text:span text:style-name="T12"> і </text:span><text:span text:style-name="T14">змій</text:span><text:span text:style-name="T12">.</text:span></text:p>
      <text:p text:style-name="P1"><text:span text:style-name="T2">Коли докучили ці втеки - / в лет, до вогненної пащеки./ Як він ощирився, </text:span><text:span text:style-name="T6">стозмій</text:span><text:span text:style-name="T2">! (П-1:73).</text:span></text:p>
      <text:p text:style-name="P3"/>
      <text:p text:style-name="P1"><text:span text:style-name="T35">Стозóр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сто</text:span><text:span text:style-name="T12"> і </text:span><text:span text:style-name="T14">зір</text:span><text:span text:style-name="T12">.</text:span></text:p>
      <text:p text:style-name="P1"><text:span text:style-name="T2">Тільки сіль, і вода, і житняк,/ і світанок, і ніч, і </text:span><text:span text:style-name="T6">стозора</text:span><text:span text:style-name="T2">/ небезпека, і сонна і хора/ ця душа – вирушає успак! (П-1:105).</text:span></text:p>
      <text:p text:style-name="P3"/>
      <text:p text:style-name="P1"><text:span text:style-name="T35">Стокóло</text:span><text:span text:style-name="T11">, -а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кóло</text:span><text:span text:style-name="T12">.</text:span></text:p>
      <text:p text:style-name="P1"><text:span text:style-name="T2">Червоний біль од нагая/ в очах розходиться </text:span><text:span text:style-name="T6">стоколом</text:span><text:span text:style-name="T2">,/ а світ несеться покотьолом,/ за світом – настрибом – змія… (П-2:16).</text:span></text:p>
      <text:p text:style-name="P3"/>
      <text:p text:style-name="P1"><text:span text:style-name="T35">Стокрик</text:span><text:span text:style-name="T11">, -у, </text:span><text:span text:style-name="T1">ім., ч., інд.-авт., [9а]. </text:span><text:span text:style-name="T12">Похідне від </text:span><text:span text:style-name="T14">сто</text:span><text:span text:style-name="T12"> і </text:span><text:span text:style-name="T14">крик</text:span><text:span text:style-name="T12">.</text:span></text:p>
      <text:p text:style-name="P1"><text:span text:style-name="T2">…бо в горлі застуда, у грудях пітьма/ і світ оступає </text:span><text:span text:style-name="T6">стокрик</text:span><text:span text:style-name="T2"> – Колима. (П-1:135).</text:span></text:p>
      <text:p text:style-name="P3"/>
      <text:p text:style-name="P1"><text:span text:style-name="T35">Стомежá</text:span><text:span text:style-name="T11">, -і, </text:span><text:span text:style-name="T1">ім., ж., інд.-авт., [9а]. </text:span><text:span text:style-name="T12">Похідне від </text:span><text:span text:style-name="T14">сто</text:span><text:span text:style-name="T12"> і </text:span><text:span text:style-name="T14">межá</text:span><text:span text:style-name="T12">.</text:span></text:p>
      <text:p text:style-name="P1"><text:span text:style-name="T2">Полон у полоні, межі </text:span><text:span text:style-name="T6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3"/>
      <text:p text:style-name="P1"><text:span text:style-name="T35">Сто-морóзи, </text:span><text:span text:style-name="T11">-ів, </text:span><text:span text:style-name="T1">ім., мн., інд.-авт., [9]. </text:span><text:span text:style-name="T12">Похідне від </text:span><text:span text:style-name="T14">сто</text:span><text:span text:style-name="T12"> і </text:span><text:span text:style-name="T14">морóзи</text:span><text:span text:style-name="T12">.</text:span></text:p>
      <text:p text:style-name="P1"><text:span text:style-name="T2">Так стій і стій і стій і стій,/ дубій на </text:span><text:span text:style-name="T6">сто-морозах</text:span><text:span text:style-name="T2">,/ о будь ти проклят, часе мій,/ в усіх своїх погрозах. (П-2:24).</text:span></text:p>
      <text:p text:style-name="P3"/>
      <text:p text:style-name="P1"><text:span text:style-name="T35">Стонастóрче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настóрчений</text:span><text:span text:style-name="T12">.</text:span></text:p>
      <text:p text:style-name="P1"><text:span text:style-name="T2">Кружеляє понад ними/ вечір, крила розкриливши,/ впав на горлицю із неба/ </text:span><text:soft-page-break/><text:span text:style-name="T6">стонасторчений</text:span><text:span text:style-name="T2"> коршак. (П-1:92).</text:span></text:p>
      <text:p text:style-name="P3"/>
      <text:p text:style-name="P1"><text:span text:style-name="T35">Стопровáлля</text:span><text:span text:style-name="T11">, -я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провáлля</text:span><text:span text:style-name="T12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6">стопроваль</text:span><text:span text:style-name="T2">. (П-2:160).</text:span></text:p>
      <text:p text:style-name="P3"/>
      <text:p text:style-name="P1"><text:span text:style-name="T35">Стопров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провáльний</text:span><text:span text:style-name="T12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6">стопровальний</text:span><text:span text:style-name="T2"> діл. (П-2:64).</text:span></text:p>
      <text:p text:style-name="P3"/>
      <text:p text:style-name="P1"><text:span text:style-name="T35">Сторíки</text:span><text:span text:style-name="T11">, сторíк, </text:span><text:span text:style-name="T1">ім., мн., інд.-авт., [???8]. </text:span><text:span text:style-name="T12">Похідне від </text:span><text:span text:style-name="T14">сто</text:span><text:span text:style-name="T12"> і </text:span><text:span text:style-name="T14">ріки</text:span><text:span text:style-name="T12">.</text:span></text:p>
      <text:p text:style-name="P1"><text:span text:style-name="T2">Хай край святиться. За горою/ </text:span><text:span text:style-name="T6">сторіки</text:span><text:span text:style-name="T2"> чорної ропи. (П-2:173).</text:span></text:p>
      <text:p text:style-name="P3"/>
      <text:p text:style-name="P1"><text:span text:style-name="T35">Сторозтриклят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розтриклятий</text:span><text:span text:style-name="T12">.</text:span></text:p>
      <text:p text:style-name="P1"><text:span text:style-name="T2">Аби лиш подолати гнів,/ </text:span><text:span text:style-name="T6">сторозтриклятий</text:span><text:span text:style-name="T2"> гнів здолати,/ я б поіменно міг назвати/ усіх братів, усіх катів. (П-1:30).</text:span></text:p>
      <text:p text:style-name="P3"/>
      <text:p text:style-name="P1"><text:span text:style-name="T35">Стосиній</text:span><text:span text:style-name="T11">, -я, -є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синій</text:span><text:span text:style-name="T12">.</text:span></text:p>
      <text:p text:style-name="P1"><text:span text:style-name="T2">Червоним вином заливає мій погляд </text:span><text:span text:style-name="T6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3"/>
      <text:p text:style-name="P1"><text:span text:style-name="T35">Схриплокрóн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(с)хриплий</text:span><text:span text:style-name="T12"> і </text:span><text:span text:style-name="T14">крóна</text:span><text:span text:style-name="T12">.</text:span></text:p>
      <text:p text:style-name="P1"><text:span text:style-name="T2">Пожухле листя опадає з віт,/ голосить голий стовбур </text:span><text:span text:style-name="T6">схриплокронний</text:span><text:span text:style-name="T2">. (П-</text:span><text:span text:style-name="T2">1:161).</text:span></text:p>
      <text:p text:style-name="P3"/>
      <text:p text:style-name="P1"><text:span text:style-name="T35">Тамбíк</text:span><text:span text:style-name="T11">, -бóку, </text:span><text:span text:style-name="T1">ім., ч., інд.-авт., [11]. </text:span><text:span text:style-name="T12">Похідне від </text:span><text:span text:style-name="T14">там</text:span><text:span text:style-name="T12"> і </text:span><text:span text:style-name="T14">бік</text:span><text:span text:style-name="T12">. На тому боці.</text:span></text:p>
      <text:p text:style-name="P1"><text:soft-page-break/><text:span text:style-name="T2">А товщею, в кризі, в імлі,/ за </text:span><text:span text:style-name="T6">тамбоком</text:span><text:span text:style-name="T2">,/ сяє срібне серце землі/ скорбним оком. (П-1:173).</text:span></text:p>
      <text:p text:style-name="P3"/>
      <text:p text:style-name="P1"><text:span text:style-name="T35">Тихоплин</text:span><text:span text:style-name="T11">, -у, </text:span><text:span text:style-name="T1">ім., ч., інд.-авт., [1а]. </text:span><text:span text:style-name="T16">Похідне від </text:span><text:span text:style-name="T15">тихоплинний</text:span><text:span text:style-name="T11">, </text:span><text:span text:style-name="T1">поет. –</text:span><text:span text:style-name="T11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6">тихоплин</text:span><text:span text:style-name="T2">. (П-2:280).</text:span></text:p>
      <text:p text:style-name="P3"/>
      <text:p text:style-name="P1"><text:span text:style-name="T35">Тойящобáтько</text:span><text:span text:style-name="T11">, -а, </text:span><text:span text:style-name="T1">ім., ч., інд.-авт., [11]. </text:span><text:span text:style-name="T12">Похідне від </text:span><text:span text:style-name="T14">той, я, що</text:span><text:span text:style-name="T12"> і </text:span><text:span text:style-name="T14">бáтько</text:span><text:span text:style-name="T12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6">Тойящобатько</text:span><text:span text:style-name="T2"> вже не чую сина. (П-2:191).</text:span></text:p>
      <text:p text:style-name="P3"/>
      <text:p text:style-name="P1"><text:span text:style-name="T35">Тойящосин</text:span><text:span text:style-name="T11">, -а, </text:span><text:span text:style-name="T1">ім., ч., інд.-авт., [11]. </text:span><text:span text:style-name="T12">Похідне від </text:span><text:span text:style-name="T14">той, я, що</text:span><text:span text:style-name="T12"> і </text:span><text:span text:style-name="T14">син</text:span><text:span text:style-name="T12">.</text:span></text:p>
      <text:p text:style-name="P1"><text:span text:style-name="T2">Я тіло нагострив на чаї та акридах,/ а душу – пошукай. І не питай./ </text:span><text:span text:style-name="T6">Тойящосин</text:span><text:span text:style-name="T2"> не чує вже мене./ Тойящобатько вже не чую сина. (П-2:191).</text:span></text:p>
      <text:p text:style-name="P3"/>
      <text:p text:style-name="P1"><text:span text:style-name="T35">Тонкоголóсити</text:span><text:span text:style-name="T11">, -шу, -сиш, дієсл., </text:span><text:span text:style-name="T2">недок., перех., інд.-авт., [11], [2]. </text:span><text:span text:style-name="T11">Похідне від </text:span><text:span text:style-name="T15">тóнко</text:span><text:span text:style-name="T11"> і </text:span><text:span text:style-name="T15">голóсити</text:span><text:span text:style-name="T11">.</text:span></text:p>
      <text:p text:style-name="P1"><text:span text:style-name="T2">Нехай-но і помру - / та він за мене </text:span><text:span text:style-name="T6">відтонкоголосить</text:span><text:span text:style-name="T2">/ про тисячі пропащих вечорів… (П-1:47).</text:span></text:p>
      <text:p text:style-name="P3"/>
      <text:p text:style-name="P1"><text:span text:style-name="T35">Тонкожáло</text:span><text:span text:style-name="T11">, </text:span><text:span text:style-name="T1">присл., інд.-авт., [9а]. </text:span><text:span text:style-name="T12">Похідне від </text:span><text:span text:style-name="T14">тонкий</text:span><text:span text:style-name="T12"> і </text:span><text:span text:style-name="T14">жáло</text:span><text:span text:style-name="T12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6">тонкожало</text:span><text:span text:style-name="T2">… (П-2:103).</text:span></text:p>
      <text:p text:style-name="P3"/>
      <text:p text:style-name="P1"><text:span text:style-name="T35">Тремт</text:span><text:span text:style-name="T11">, -у, </text:span><text:span text:style-name="T1">ім., ч., інд.-авт., [1а]. </text:span><text:span text:style-name="T16">Похідне від </text:span><text:span text:style-name="T15">тремті</text:span><text:span text:style-name="T14"></text:span><text:span text:style-name="T15">ння</text:span><text:span text:style-name="T11">.</text:span></text:p>
      <text:p text:style-name="P1"><text:span text:style-name="T2">…опуст, розпадання/ материка, раптовий зсув і дляння,/ і </text:span><text:span text:style-name="T6">трепет</text:span><text:span text:style-name="T2"> рук, і тремт повік німий. (П-1:37).</text:span></text:p>
      <text:p text:style-name="P3"/>
      <text:p text:style-name="P1"><text:span text:style-name="T35">Уводноряд</text:span><text:span text:style-name="T11">, </text:span><text:span text:style-name="T1">присл., інд.-авт., [11]. </text:span><text:span text:style-name="T16">Похідне від </text:span><text:span text:style-name="T18">у</text:span><text:span text:style-name="T16">, </text:span><text:span text:style-name="T18">оди</text:span><text:span text:style-name="T19"></text:span><text:span text:style-name="T18">н</text:span><text:span text:style-name="T16"> і </text:span><text:span text:style-name="T18">ряд</text:span><text:span text:style-name="T16">. </text:span><text:span text:style-name="T12">В один ряд.</text:span></text:p>
      <text:p text:style-name="P1"><text:soft-page-break/><text:span text:style-name="T2">Тепер ти сам, як вулій цей гулкий,/ стаєш </text:span><text:span text:style-name="T6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3"/>
      <text:p text:style-name="P1"><text:span text:style-name="T35">Усеблаги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благий</text:span><text:span text:style-name="T12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6">усеблагий</text:span><text:span text:style-name="T2">. (П-</text:span><text:span text:style-name="T2">2:128).</text:span></text:p>
      <text:p text:style-name="P3"/>
      <text:p text:style-name="P1"><text:span text:style-name="T35">Усевитóнчувани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витóнчуваний</text:span><text:span text:style-name="T12">.</text:span></text:p>
      <text:p text:style-name="P1"><text:span text:style-name="T6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3"/>
      <text:p text:style-name="P1"><text:span text:style-name="T35">Усевладуще</text:span><text:span text:style-name="T11">, -щого, </text:span><text:span text:style-name="T1">ім., с., інд.-авт., [11]. </text:span><text:span text:style-name="T12">Похідне від </text:span><text:span text:style-name="T14">усе</text:span><text:span text:style-name="T12"> і </text:span><text:span text:style-name="T14">владýще</text:span><text:span text:style-name="T12"> (від </text:span><text:span text:style-name="T14">влáда</text:span><text:span text:style-name="T12">). З великою владою.</text:span></text:p>
      <text:p text:style-name="P1"><text:span text:style-name="T2">Коли прищухло довкруги, поближнє/ </text:span><text:span text:style-name="T6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3"/>
      <text:p text:style-name="P1"><text:span text:style-name="T35">Усенестéрпни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нестéрпний</text:span><text:span text:style-name="T12">.</text:span></text:p>
      <text:p text:style-name="P1"><text:span text:style-name="T2">Народжені мої бажання,/ </text:span><text:span text:style-name="T6">усенестерпні</text:span><text:span text:style-name="T2">, всеголодні,/ такі вітри зняли довкола,/ що все несеться шкереберть. (П-2:195).</text:span></text:p>
      <text:p text:style-name="P3"/>
      <text:p text:style-name="P1"><text:span text:style-name="T35">Усепокóра</text:span><text:span text:style-name="T11"> (всепокóра), -и, </text:span><text:span text:style-name="T1">ім., ж., інд.-авт., [11]. </text:span><text:span text:style-name="T12">Похідне від </text:span><text:span text:style-name="T14">усé</text:span><text:span text:style-name="T12"> і </text:span><text:span text:style-name="T14">покóра</text:span><text:span text:style-name="T12">.</text:span></text:p>
      <text:p text:style-name="P1"><text:span text:style-name="T2">В квадратах жертв – чистописом журби - / </text:span><text:span text:style-name="T6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6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3"/>
      <text:p text:style-name="P1"><text:span text:style-name="T35">Усестрімки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стрімкий</text:span><text:span text:style-name="T12">.</text:span></text:p>
      <text:p text:style-name="P1"><text:soft-page-break/><text:span text:style-name="T2">Ескорт і почет, кожен челядин/ не помічає ні ночей ні днин,/ спинився час – в </text:span><text:span text:style-name="T6">усестрімкому</text:span><text:span text:style-name="T2"> леті. (П-2:295).</text:span></text:p>
      <text:p text:style-name="P3"/>
      <text:p text:style-name="P1"><text:span text:style-name="T35">Ціложиттєв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цíлий</text:span><text:span text:style-name="T12"> і </text:span><text:span text:style-name="T14">життєвий (</text:span><text:span text:style-name="T12">від</text:span><text:span text:style-name="T14"> життя)</text:span><text:span text:style-name="T12">.</text:span></text:p>
      <text:p text:style-name="P1"><text:span text:style-name="T2">З </text:span><text:span text:style-name="T6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3"/>
      <text:p text:style-name="P1"><text:span text:style-name="T35">Цілосвíт</text:span><text:span text:style-name="T11">, -у, </text:span><text:span text:style-name="T1">ім., </text:span><text:span text:style-name="T11">ч., </text:span><text:span text:style-name="T2">інд.-авт., [9а]. </text:span><text:span text:style-name="T12">Похідне від </text:span><text:span text:style-name="T14">цíлий</text:span><text:span text:style-name="T12"> і </text:span><text:span text:style-name="T14">світ</text:span><text:span text:style-name="T12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3"/>
      <text:p text:style-name="P1"><text:span text:style-name="T35">Чорновóддя</text:span><text:span text:style-name="T11">, -я, </text:span><text:span text:style-name="T1">ім., с., інд.-авт., [8], [1а]. </text:span><text:span text:style-name="T12">Похідне від </text:span><text:span text:style-name="T14">чóрний</text:span><text:span text:style-name="T12"> і </text:span><text:span text:style-name="T14">вóддя</text:span><text:span text:style-name="T12"> (від </text:span><text:span text:style-name="T14">водá</text:span><text:span text:style-name="T12">).</text:span></text:p>
      <text:p text:style-name="P1"><text:span text:style-name="T2">Червона барка в </text:span><text:span text:style-name="T6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6">чорноводдя</text:span><text:span text:style-name="T2"> зелен-криги/ займається світанням на </text:span><text:span text:style-name="T2">щоці. (П-1:77).</text:span></text:p>
      <text:p text:style-name="P3"/>
      <text:p text:style-name="P1"><text:span text:style-name="T35">Ясноджерé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ясний</text:span><text:span text:style-name="T12"> і </text:span><text:span text:style-name="T14">джерéльний</text:span><text:span text:style-name="T12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6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1T18:20:19</dc:date>
    <meta:editing-duration>PT18H44M35S</meta:editing-duration>
    <meta:editing-cycles>212</meta:editing-cycles>
    <meta:generator>LibreOffice/3.4$Linux LibreOffice_project/340m1$Build-402</meta:generator>
    <meta:document-statistic meta:table-count="0" meta:image-count="0" meta:object-count="0" meta:page-count="37" meta:paragraph-count="420" meta:word-count="9160" meta:character-count="57076" meta:non-whitespace-character-count="49403"/>
  </office:meta>
</office:document-meta>
</file>